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08in"/>
    </style:style>
    <style:style style:name="co3" style:family="table-column">
      <style:table-column-properties fo:break-before="auto" style:column-width="1.0984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1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729fcf"/>
    </style:style>
    <style:style style:name="ce8" style:family="table-cell" style:parent-style-name="Default" style:data-style-name="N2">
      <style:table-cell-properties fo:background-color="#afd095"/>
    </style:style>
    <style:style style:name="ce9" style:family="table-cell" style:parent-style-name="Default" style:data-style-name="N1"/>
    <style:style style:name="ce3" style:family="table-cell" style:parent-style-name="Default" style:data-style-name="N2"/>
    <style:style style:name="ce11" style:family="table-cell" style:parent-style-name="Default" style:data-style-name="N2">
      <style:table-cell-properties fo:background-color="#ffa6a6"/>
    </style:style>
    <style:style style:name="ce2" style:family="table-cell" style:parent-style-name="Default" style:data-style-name="N2">
      <style:table-cell-properties fo:background-color="#729fcf"/>
    </style:style>
    <style:style style:name="ce4" style:family="table-cell" style:parent-style-name="Default" style:data-style-name="N129">
      <style:table-cell-properties fo:background-color="#729fcf"/>
    </style:style>
    <style:style style:name="ce5" style:family="table-cell" style:parent-style-name="Default" style:data-style-name="N129"/>
    <style:style style:name="ce15" style:family="table-cell" style:parent-style-name="Default">
      <style:table-cell-properties fo:background-color="#afd095"/>
    </style:style>
    <style:style style:name="ce16" style:family="table-cell" style:parent-style-name="Default" style:data-style-name="N130">
      <style:table-cell-properties fo:background-color="#afd095"/>
    </style:style>
    <style:style style:name="ce6" style:family="table-cell" style:parent-style-name="Default" style:data-style-name="N130"/>
    <style:style style:name="ce18" style:family="table-cell" style:parent-style-name="Default" style:data-style-name="N1">
      <style:table-cell-properties fo:background-color="#729fcf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1.6524in" svg:y="0.0693in">
            <draw:object draw:notify-on-update-of-ranges="Sheet1.F2:Sheet1.F11 Sheet1.G1:Sheet1.G1 Sheet1.G2:Sheet1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8.113in" svg:y="0in">
            <draw:object draw:notify-on-update-of-ranges="Sheet1.F13:Sheet1.F22 Sheet1.G12:Sheet1.G12 Sheet1.G13:Sheet1.G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6669in" svg:y="3.7059in">
            <draw:object draw:notify-on-update-of-ranges="Sheet1.F24:Sheet1.F33 Sheet1.G23:Sheet1.G23 Sheet1.G24:Sheet1.G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1.6984in" svg:y="7.3752in">
            <draw:object draw:notify-on-update-of-ranges="Sheet1.F46:Sheet1.F55 Sheet1.G45:Sheet1.G45 Sheet1.G46:Sheet1.G5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8.1043in" svg:y="3.7575in">
            <draw:object draw:notify-on-update-of-ranges="Sheet1.F35:Sheet1.F44 Sheet1.G34:Sheet1.G34 Sheet1.G35:Sheet1.G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8.4445in" svg:y="7.5311in">
            <draw:object draw:notify-on-update-of-ranges="Sheet1.A59:Sheet1.A63 Sheet1.B58:Sheet1.B58 Sheet1.B59:Sheet1.B6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8.4772in" svg:y="11.1972in">
            <draw:object draw:notify-on-update-of-ranges="Sheet1.A60:Sheet1.A63 Sheet1.B58:Sheet1.B58 Sheet1.B60:Sheet1.B6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1.7917in" svg:y="11.2634in">
            <draw:object draw:notify-on-update-of-ranges="Sheet1.F64:Sheet1.F68 Sheet1.I63:Sheet1.I63 Sheet1.I64:Sheet1.I6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11.8461in" svg:y="15.1606in">
            <draw:object draw:notify-on-update-of-ranges="Sheet1.F71:Sheet1.F75 Sheet1.G70:Sheet1.G70 Sheet1.G71:Sheet1.G7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3"/>
        <table:table-column table:style-name="co1" table:default-cell-style-name="ce5"/>
        <table:table-column table:style-name="co3" table:default-cell-style-name="ce3"/>
        <table:table-column table:style-name="co4" table:default-cell-style-name="ce3"/>
        <table:table-column table:style-name="co4" table:default-cell-style-name="ce6"/>
        <table:table-column table:style-name="co5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1" office:value-type="string" calcext:value-type="string">
            <text:p>Imax, мА</text:p>
          </table:table-cell>
          <table:table-cell table:style-name="ce18" office:value-type="float" office:value="137" calcext:value-type="float">
            <text:p>137</text:p>
          </table:table-cell>
          <table:table-cell table:style-name="ce15" office:value-type="string" calcext:value-type="string">
            <text:p>Qmax, мВт</text:p>
          </table:table-cell>
          <table:table-cell table:style-name="ce15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2]" office:value-type="float" office:value="13.7" calcext:value-type="float">
            <text:p>13.7</text:p>
          </table:table-cell>
          <table:table-cell office:value-type="float" office:value="23" calcext:value-type="float">
            <text:p>23</text:p>
          </table:table-cell>
          <table:table-cell office:value-type="float" office:value="13.7" calcext:value-type="float">
            <text:p>13.70</text:p>
          </table:table-cell>
          <table:table-cell office:value-type="float" office:value="269.71" calcext:value-type="float">
            <text:p>269.7</text:p>
          </table:table-cell>
          <table:table-cell table:formula="of:=[.E2]*[.D2]/1000" office:value-type="float" office:value="3.695027" calcext:value-type="float">
            <text:p>3.70</text:p>
          </table:table-cell>
          <table:table-cell table:formula="of:=[.F2]/1000/(([.D2]/1000)^2)" office:value-type="float" office:value="19.6868613138686" calcext:value-type="float">
            <text:p>19.69</text:p>
          </table:table-cell>
          <table:table-cell table:style-name="ce3" table:number-matrix-columns-spanned="2" table:number-matrix-rows-spanned="5" table:formula="of:=LINEST([.G2:.G11];[.F2:.F11]/1000;1;1)" office:value-type="float" office:value="5.40541419339961" calcext:value-type="float">
            <text:p>5.41</text:p>
          </table:table-cell>
          <table:table-cell table:style-name="ce3" office:value-type="float" office:value="19.6616254655281" calcext:value-type="float">
            <text:p>19.66</text:p>
          </table:table-cell>
          <table:table-cell table:style-name="ce15" office:value-type="string" calcext:value-type="string">
            <text:p>r0, м</text:p>
          </table:table-cell>
          <table:table-cell table:style-name="ce15" office:value-type="string" calcext:value-type="string">
            <text:p>r1, м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3]" office:value-type="float" office:value="27.4" calcext:value-type="float">
            <text:p>27.4</text:p>
          </table:table-cell>
          <table:table-cell office:value-type="float" office:value="23" calcext:value-type="float">
            <text:p>23</text:p>
          </table:table-cell>
          <table:table-cell office:value-type="float" office:value="27.41" calcext:value-type="float">
            <text:p>27.41</text:p>
          </table:table-cell>
          <table:table-cell office:value-type="float" office:value="540.7" calcext:value-type="float">
            <text:p>540.7</text:p>
          </table:table-cell>
          <table:table-cell table:formula="of:=[.E3]*[.D3]/1000" office:value-type="float" office:value="14.820587" calcext:value-type="float">
            <text:p>14.82</text:p>
          </table:table-cell>
          <table:table-cell table:formula="of:=[.F3]/1000/(([.D3]/1000)^2)" office:value-type="float" office:value="19.7263772345859" calcext:value-type="float">
            <text:p>19.73</text:p>
          </table:table-cell>
          <table:table-cell table:style-name="ce3" office:value-type="float" office:value="0.0353689578726217" calcext:value-type="float">
            <text:p>0.04</text:p>
          </table:table-cell>
          <table:table-cell table:style-name="ce3" office:value-type="float" office:value="0.00710103258326458" calcext:value-type="float">
            <text:p>0.01</text:p>
          </table:table-cell>
          <table:table-cell table:style-name="ce15" table:formula="of:=7/1000" office:value-type="float" office:value="0.007" calcext:value-type="float">
            <text:p>0.007</text:p>
          </table:table-cell>
          <table:table-cell table:style-name="ce15" table:formula="of:=50/1000000" office:value-type="float" office:value="0.00005" calcext:value-type="float">
            <text:p>0.00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4]" office:value-type="float" office:value="41.1" calcext:value-type="float">
            <text:p>41.1</text:p>
          </table:table-cell>
          <table:table-cell office:value-type="float" office:value="23" calcext:value-type="float">
            <text:p>23</text:p>
          </table:table-cell>
          <table:table-cell office:value-type="float" office:value="41.14" calcext:value-type="float">
            <text:p>41.14</text:p>
          </table:table-cell>
          <table:table-cell office:value-type="float" office:value="815.52" calcext:value-type="float">
            <text:p>815.5</text:p>
          </table:table-cell>
          <table:table-cell table:formula="of:=[.E4]*[.D4]/1000" office:value-type="float" office:value="33.5504928" calcext:value-type="float">
            <text:p>33.55</text:p>
          </table:table-cell>
          <table:table-cell table:formula="of:=[.F4]/1000/(([.D4]/1000)^2)" office:value-type="float" office:value="19.8230432668935" calcext:value-type="float">
            <text:p>19.82</text:p>
          </table:table-cell>
          <table:table-cell table:style-name="ce3" office:value-type="float" office:value="0.999657604669461" calcext:value-type="float">
            <text:p>1.00</text:p>
          </table:table-cell>
          <table:table-cell table:style-name="ce3" office:value-type="float" office:value="0.014685921388819" calcext:value-type="float">
            <text:p>0.01</text:p>
          </table:table-cell>
          <table:table-cell table:style-name="ce15" office:value-type="string" calcext:value-type="string">
            <text:p>dr0, м</text:p>
          </table:table-cell>
          <table:table-cell table:style-name="ce15" office:value-type="string" calcext:value-type="string">
            <text:p>dr1, м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5]" office:value-type="float" office:value="54.8" calcext:value-type="float">
            <text:p>54.8</text:p>
          </table:table-cell>
          <table:table-cell office:value-type="float" office:value="23" calcext:value-type="float">
            <text:p>23</text:p>
          </table:table-cell>
          <table:table-cell office:value-type="float" office:value="54.82" calcext:value-type="float">
            <text:p>54.82</text:p>
          </table:table-cell>
          <table:table-cell office:value-type="float" office:value="1095.7" calcext:value-type="float">
            <text:p>1095.7</text:p>
          </table:table-cell>
          <table:table-cell table:formula="of:=[.E5]*[.D5]/1000" office:value-type="float" office:value="60.066274" calcext:value-type="float">
            <text:p>60.07</text:p>
          </table:table-cell>
          <table:table-cell table:formula="of:=[.F5]/1000/(([.D5]/1000)^2)" office:value-type="float" office:value="19.987230937614" calcext:value-type="float">
            <text:p>19.99</text:p>
          </table:table-cell>
          <table:table-cell table:style-name="ce3" office:value-type="float" office:value="23356.8046175102" calcext:value-type="float">
            <text:p>23356.80</text:p>
          </table:table-cell>
          <table:table-cell table:style-name="ce3" office:value-type="float" office:value="8" calcext:value-type="float">
            <text:p>8.00</text:p>
          </table:table-cell>
          <table:table-cell table:style-name="ce15" table:formula="of:=0.1/1000" office:value-type="float" office:value="0.0001" calcext:value-type="float">
            <text:p>0.0001</text:p>
          </table:table-cell>
          <table:table-cell table:style-name="ce15" table:formula="of:=3/1000000" office:value-type="float" office:value="0.000003" calcext:value-type="float">
            <text:p>0.0000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6]" office:value-type="float" office:value="68.5" calcext:value-type="float">
            <text:p>68.5</text:p>
          </table:table-cell>
          <table:table-cell office:value-type="float" office:value="23" calcext:value-type="float">
            <text:p>23</text:p>
          </table:table-cell>
          <table:table-cell office:value-type="float" office:value="68.62" calcext:value-type="float">
            <text:p>68.62</text:p>
          </table:table-cell>
          <table:table-cell office:value-type="float" office:value="1385" calcext:value-type="float">
            <text:p>1385.0</text:p>
          </table:table-cell>
          <table:table-cell table:formula="of:=[.E6]*[.D6]/1000" office:value-type="float" office:value="95.0387" calcext:value-type="float">
            <text:p>95.04</text:p>
          </table:table-cell>
          <table:table-cell table:formula="of:=[.F6]/1000/(([.D6]/1000)^2)" office:value-type="float" office:value="20.1836199358788" calcext:value-type="float">
            <text:p>20.18</text:p>
          </table:table-cell>
          <table:table-cell table:style-name="ce3" office:value-type="float" office:value="5.03750889698995" calcext:value-type="float">
            <text:p>5.04</text:p>
          </table:table-cell>
          <table:table-cell table:style-name="ce3" office:value-type="float" office:value="0.00172541029630857" calcext:value-type="float">
            <text:p>0.00</text:p>
          </table:table-cell>
          <table:table-cell table:style-name="ce15" office:value-type="string" calcext:value-type="string">
            <text:p>L, м</text:p>
          </table:table-cell>
          <table:table-cell table:style-name="ce15" office:value-type="string" calcext:value-type="string">
            <text:p>dL, м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7]" office:value-type="float" office:value="82.2" calcext:value-type="float">
            <text:p>82.2</text:p>
          </table:table-cell>
          <table:table-cell office:value-type="float" office:value="23" calcext:value-type="float">
            <text:p>23</text:p>
          </table:table-cell>
          <table:table-cell office:value-type="float" office:value="82.04" calcext:value-type="float">
            <text:p>82.04</text:p>
          </table:table-cell>
          <table:table-cell office:value-type="float" office:value="1675.3" calcext:value-type="float">
            <text:p>1675.3</text:p>
          </table:table-cell>
          <table:table-cell table:formula="of:=[.E7]*[.D7]/1000" office:value-type="float" office:value="137.441612" calcext:value-type="float">
            <text:p>137.44</text:p>
          </table:table-cell>
          <table:table-cell table:formula="of:=[.F7]/1000/(([.D7]/1000)^2)" office:value-type="float" office:value="20.4205265724037" calcext:value-type="float">
            <text:p>20.42</text:p>
          </table:table-cell>
          <table:table-cell table:style-name="ce3" table:number-columns-repeated="2"/>
          <table:table-cell table:style-name="ce15" table:formula="of:=400/1000" office:value-type="float" office:value="0.4" calcext:value-type="float">
            <text:p>0.4</text:p>
          </table:table-cell>
          <table:table-cell table:style-name="ce15" table:formula="of:=2/1000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8]" office:value-type="float" office:value="95.9" calcext:value-type="float">
            <text:p>95.9</text:p>
          </table:table-cell>
          <table:table-cell office:value-type="float" office:value="23" calcext:value-type="float">
            <text:p>23</text:p>
          </table:table-cell>
          <table:table-cell office:value-type="float" office:value="95.88" calcext:value-type="float">
            <text:p>95.88</text:p>
          </table:table-cell>
          <table:table-cell office:value-type="float" office:value="1984.8" calcext:value-type="float">
            <text:p>1984.8</text:p>
          </table:table-cell>
          <table:table-cell table:formula="of:=[.E8]*[.D8]/1000" office:value-type="float" office:value="190.302624" calcext:value-type="float">
            <text:p>190.30</text:p>
          </table:table-cell>
          <table:table-cell table:formula="of:=[.F8]/1000/(([.D8]/1000)^2)" office:value-type="float" office:value="20.7008760951189" calcext:value-type="float">
            <text:p>20.70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formula="of:=[.K7]/[.J7]"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9]" office:value-type="float" office:value="109.6" calcext:value-type="float">
            <text:p>109.6</text:p>
          </table:table-cell>
          <table:table-cell office:value-type="float" office:value="23" calcext:value-type="float">
            <text:p>23</text:p>
          </table:table-cell>
          <table:table-cell office:value-type="float" office:value="109.75" calcext:value-type="float">
            <text:p>109.75</text:p>
          </table:table-cell>
          <table:table-cell office:value-type="float" office:value="2309.1" calcext:value-type="float">
            <text:p>2309.1</text:p>
          </table:table-cell>
          <table:table-cell table:formula="of:=[.E9]*[.D9]/1000" office:value-type="float" office:value="253.423725" calcext:value-type="float">
            <text:p>253.42</text:p>
          </table:table-cell>
          <table:table-cell table:formula="of:=[.F9]/1000/(([.D9]/1000)^2)" office:value-type="float" office:value="21.0396355353075" calcext:value-type="float">
            <text:p>21.04</text:p>
          </table:table-cell>
          <table:table-cell table:style-name="ce3" table:formula="of:=[.H2]" office:value-type="float" office:value="5.40541419339961" calcext:value-type="float">
            <text:p>5.41</text:p>
          </table:table-cell>
          <table:table-cell table:style-name="ce3" table:formula="of:=[.H3]" office:value-type="float" office:value="0.0353689578726217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10]" office:value-type="float" office:value="123.3" calcext:value-type="float">
            <text:p>123.3</text:p>
          </table:table-cell>
          <table:table-cell office:value-type="float" office:value="23" calcext:value-type="float">
            <text:p>23</text:p>
          </table:table-cell>
          <table:table-cell office:value-type="float" office:value="123.46" calcext:value-type="float">
            <text:p>123.46</text:p>
          </table:table-cell>
          <table:table-cell office:value-type="float" office:value="2646.5" calcext:value-type="float">
            <text:p>2646.5</text:p>
          </table:table-cell>
          <table:table-cell table:formula="of:=[.E10]*[.D10]/1000" office:value-type="float" office:value="326.73689" calcext:value-type="float">
            <text:p>326.74</text:p>
          </table:table-cell>
          <table:table-cell table:formula="of:=[.F10]/1000/(([.D10]/1000)^2)" office:value-type="float" office:value="21.4360926615908" calcext:value-type="float">
            <text:p>21.44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11]"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136.02" calcext:value-type="float">
            <text:p>136.02</text:p>
          </table:table-cell>
          <table:table-cell office:value-type="float" office:value="2968.2" calcext:value-type="float">
            <text:p>2968.2</text:p>
          </table:table-cell>
          <table:table-cell table:formula="of:=[.E11]*[.D11]/1000" office:value-type="float" office:value="403.734564" calcext:value-type="float">
            <text:p>403.73</text:p>
          </table:table-cell>
          <table:table-cell table:formula="of:=[.F11]/1000/(([.D11]/1000)^2)" office:value-type="float" office:value="21.821790913101" calcext:value-type="float">
            <text:p>21.82</text:p>
          </table:table-cell>
          <table:table-cell table:formula="of:=[.I2]" office:value-type="float" office:value="19.6616254655281" calcext:value-type="float">
            <text:p>19.662</text:p>
          </table:table-cell>
          <table:table-cell table:formula="of:=[.I3]" office:value-type="float" office:value="0.00710103258326458" calcext:value-type="float">
            <text:p>0.00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13]" office:value-type="float" office:value="13.7" calcext:value-type="float">
            <text:p>13.7</text:p>
          </table:table-cell>
          <table:table-cell office:value-type="float" office:value="33" calcext:value-type="float">
            <text:p>33</text:p>
          </table:table-cell>
          <table:table-cell office:value-type="float" office:value="13.7" calcext:value-type="float">
            <text:p>13.70</text:p>
          </table:table-cell>
          <table:table-cell office:value-type="float" office:value="281.1" calcext:value-type="float">
            <text:p>281.1</text:p>
          </table:table-cell>
          <table:table-cell table:formula="of:=[.E13]*[.D13]/1000" office:value-type="float" office:value="3.85107" calcext:value-type="float">
            <text:p>3.85</text:p>
          </table:table-cell>
          <table:table-cell table:formula="of:=[.F13]/1000/(([.D13]/1000)^2)" office:value-type="float" office:value="20.5182481751825" calcext:value-type="float">
            <text:p>20.52</text:p>
          </table:table-cell>
          <table:table-cell table:style-name="ce3" table:number-matrix-columns-spanned="2" table:number-matrix-rows-spanned="5" table:formula="of:=LINEST([.G13:.G22];[.F13:.F22]/1000;1;1)" office:value-type="float" office:value="5.32385970381569" calcext:value-type="float">
            <text:p>5.32</text:p>
          </table:table-cell>
          <table:table-cell table:style-name="ce3" office:value-type="float" office:value="20.513029276944" calcext:value-type="float">
            <text:p>20.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14]" office:value-type="float" office:value="27.4" calcext:value-type="float">
            <text:p>27.4</text:p>
          </table:table-cell>
          <table:table-cell office:value-type="float" office:value="33" calcext:value-type="float">
            <text:p>33</text:p>
          </table:table-cell>
          <table:table-cell office:value-type="float" office:value="27.41" calcext:value-type="float">
            <text:p>27.41</text:p>
          </table:table-cell>
          <table:table-cell office:value-type="float" office:value="564.38" calcext:value-type="float">
            <text:p>564.4</text:p>
          </table:table-cell>
          <table:table-cell table:formula="of:=[.E14]*[.D14]/1000" office:value-type="float" office:value="15.4696558" calcext:value-type="float">
            <text:p>15.47</text:p>
          </table:table-cell>
          <table:table-cell table:formula="of:=[.F14]/1000/(([.D14]/1000)^2)" office:value-type="float" office:value="20.5902955125866" calcext:value-type="float">
            <text:p>20.59</text:p>
          </table:table-cell>
          <table:table-cell table:style-name="ce3" office:value-type="float" office:value="0.0294348382668258" calcext:value-type="float">
            <text:p>0.03</text:p>
          </table:table-cell>
          <table:table-cell table:style-name="ce3" office:value-type="float" office:value="0.00599157242820256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15]" office:value-type="float" office:value="41.1" calcext:value-type="float">
            <text:p>41.1</text:p>
          </table:table-cell>
          <table:table-cell office:value-type="float" office:value="33" calcext:value-type="float">
            <text:p>33</text:p>
          </table:table-cell>
          <table:table-cell office:value-type="float" office:value="41.14" calcext:value-type="float">
            <text:p>41.14</text:p>
          </table:table-cell>
          <table:table-cell office:value-type="float" office:value="851.35" calcext:value-type="float">
            <text:p>851.4</text:p>
          </table:table-cell>
          <table:table-cell table:formula="of:=[.E15]*[.D15]/1000" office:value-type="float" office:value="35.024539" calcext:value-type="float">
            <text:p>35.02</text:p>
          </table:table-cell>
          <table:table-cell table:formula="of:=[.F15]/1000/(([.D15]/1000)^2)" office:value-type="float" office:value="20.6939718035975" calcext:value-type="float">
            <text:p>20.69</text:p>
          </table:table-cell>
          <table:table-cell table:style-name="ce3" office:value-type="float" office:value="0.999755514054529" calcext:value-type="float">
            <text:p>1.00</text:p>
          </table:table-cell>
          <table:table-cell table:style-name="ce3" office:value-type="float" office:value="0.01222533862818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16]" office:value-type="float" office:value="54.8" calcext:value-type="float">
            <text:p>54.8</text:p>
          </table:table-cell>
          <table:table-cell office:value-type="float" office:value="33" calcext:value-type="float">
            <text:p>33</text:p>
          </table:table-cell>
          <table:table-cell office:value-type="float" office:value="54.88" calcext:value-type="float">
            <text:p>54.88</text:p>
          </table:table-cell>
          <table:table-cell office:value-type="float" office:value="1144.1" calcext:value-type="float">
            <text:p>1144.1</text:p>
          </table:table-cell>
          <table:table-cell table:formula="of:=[.E16]*[.D16]/1000" office:value-type="float" office:value="62.788208" calcext:value-type="float">
            <text:p>62.79</text:p>
          </table:table-cell>
          <table:table-cell table:formula="of:=[.F16]/1000/(([.D16]/1000)^2)" office:value-type="float" office:value="20.8473032069971" calcext:value-type="float">
            <text:p>20.85</text:p>
          </table:table-cell>
          <table:table-cell table:style-name="ce3" office:value-type="float" office:value="32713.7173346402" calcext:value-type="float">
            <text:p>32713.72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17]" office:value-type="float" office:value="68.5" calcext:value-type="float">
            <text:p>68.5</text:p>
          </table:table-cell>
          <table:table-cell office:value-type="float" office:value="33" calcext:value-type="float">
            <text:p>33</text:p>
          </table:table-cell>
          <table:table-cell office:value-type="float" office:value="68.54" calcext:value-type="float">
            <text:p>68.54</text:p>
          </table:table-cell>
          <table:table-cell office:value-type="float" office:value="1442.5" calcext:value-type="float">
            <text:p>1442.5</text:p>
          </table:table-cell>
          <table:table-cell table:formula="of:=[.E17]*[.D17]/1000" office:value-type="float" office:value="98.86895" calcext:value-type="float">
            <text:p>98.87</text:p>
          </table:table-cell>
          <table:table-cell table:formula="of:=[.F17]/1000/(([.D17]/1000)^2)" office:value-type="float" office:value="21.0461044645463" calcext:value-type="float">
            <text:p>21.05</text:p>
          </table:table-cell>
          <table:table-cell table:style-name="ce3" office:value-type="float" office:value="4.88935635736805" calcext:value-type="float">
            <text:p>4.89</text:p>
          </table:table-cell>
          <table:table-cell table:style-name="ce3" office:value-type="float" office:value="0.00119567123658937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18]" office:value-type="float" office:value="82.2" calcext:value-type="float">
            <text:p>82.2</text:p>
          </table:table-cell>
          <table:table-cell office:value-type="float" office:value="33" calcext:value-type="float">
            <text:p>33</text:p>
          </table:table-cell>
          <table:table-cell office:value-type="float" office:value="82.33" calcext:value-type="float">
            <text:p>82.33</text:p>
          </table:table-cell>
          <table:table-cell office:value-type="float" office:value="1753.5" calcext:value-type="float">
            <text:p>1753.5</text:p>
          </table:table-cell>
          <table:table-cell table:formula="of:=[.E18]*[.D18]/1000" office:value-type="float" office:value="144.365655" calcext:value-type="float">
            <text:p>144.37</text:p>
          </table:table-cell>
          <table:table-cell table:formula="of:=[.F18]/1000/(([.D18]/1000)^2)" office:value-type="float" office:value="21.2984331349447" calcext:value-type="float">
            <text:p>21.3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19]" office:value-type="float" office:value="95.9" calcext:value-type="float">
            <text:p>95.9</text:p>
          </table:table-cell>
          <table:table-cell office:value-type="float" office:value="33" calcext:value-type="float">
            <text:p>33</text:p>
          </table:table-cell>
          <table:table-cell office:value-type="float" office:value="95.96" calcext:value-type="float">
            <text:p>95.96</text:p>
          </table:table-cell>
          <table:table-cell office:value-type="float" office:value="2071.4" calcext:value-type="float">
            <text:p>2071.4</text:p>
          </table:table-cell>
          <table:table-cell table:formula="of:=[.E19]*[.D19]/1000" office:value-type="float" office:value="198.771544" calcext:value-type="float">
            <text:p>198.77</text:p>
          </table:table-cell>
          <table:table-cell table:formula="of:=[.F19]/1000/(([.D19]/1000)^2)" office:value-type="float" office:value="21.5860775323051" calcext:value-type="float">
            <text:p>21.59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20]" office:value-type="float" office:value="109.6" calcext:value-type="float">
            <text:p>109.6</text:p>
          </table:table-cell>
          <table:table-cell office:value-type="float" office:value="33" calcext:value-type="float">
            <text:p>33</text:p>
          </table:table-cell>
          <table:table-cell office:value-type="float" office:value="109.8" calcext:value-type="float">
            <text:p>109.80</text:p>
          </table:table-cell>
          <table:table-cell office:value-type="float" office:value="2407.8" calcext:value-type="float">
            <text:p>2407.8</text:p>
          </table:table-cell>
          <table:table-cell table:formula="of:=[.E20]*[.D20]/1000" office:value-type="float" office:value="264.37644" calcext:value-type="float">
            <text:p>264.38</text:p>
          </table:table-cell>
          <table:table-cell table:formula="of:=[.F20]/1000/(([.D20]/1000)^2)" office:value-type="float" office:value="21.9289617486339" calcext:value-type="float">
            <text:p>21.93</text:p>
          </table:table-cell>
          <table:table-cell table:style-name="ce3" table:formula="of:=[.H13]" office:value-type="float" office:value="5.32385970381569" calcext:value-type="float">
            <text:p>5.32</text:p>
          </table:table-cell>
          <table:table-cell table:style-name="ce3" table:formula="of:=[.H14]" office:value-type="float" office:value="0.0294348382668258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21]" office:value-type="float" office:value="123.3" calcext:value-type="float">
            <text:p>123.3</text:p>
          </table:table-cell>
          <table:table-cell office:value-type="float" office:value="33" calcext:value-type="float">
            <text:p>33</text:p>
          </table:table-cell>
          <table:table-cell office:value-type="float" office:value="123.51" calcext:value-type="float">
            <text:p>123.51</text:p>
          </table:table-cell>
          <table:table-cell office:value-type="float" office:value="2756.9" calcext:value-type="float">
            <text:p>2756.9</text:p>
          </table:table-cell>
          <table:table-cell table:formula="of:=[.E21]*[.D21]/1000" office:value-type="float" office:value="340.504719" calcext:value-type="float">
            <text:p>340.50</text:p>
          </table:table-cell>
          <table:table-cell table:formula="of:=[.F21]/1000/(([.D21]/1000)^2)" office:value-type="float" office:value="22.3212695328313" calcext:value-type="float">
            <text:p>22.32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22]" office:value-type="float" office:value="137" calcext:value-type="float">
            <text:p>137</text:p>
          </table:table-cell>
          <table:table-cell office:value-type="float" office:value="33" calcext:value-type="float">
            <text:p>33</text:p>
          </table:table-cell>
          <table:table-cell office:value-type="float" office:value="131.61" calcext:value-type="float">
            <text:p>131.61</text:p>
          </table:table-cell>
          <table:table-cell office:value-type="float" office:value="2971.6" calcext:value-type="float">
            <text:p>2971.6</text:p>
          </table:table-cell>
          <table:table-cell table:formula="of:=[.E22]*[.D22]/1000" office:value-type="float" office:value="391.092276" calcext:value-type="float">
            <text:p>391.09</text:p>
          </table:table-cell>
          <table:table-cell table:formula="of:=[.F22]/1000/(([.D22]/1000)^2)" office:value-type="float" office:value="22.5788313957906" calcext:value-type="float">
            <text:p>22.58</text:p>
          </table:table-cell>
          <table:table-cell table:formula="of:=[.I13]" office:value-type="float" office:value="20.513029276944" calcext:value-type="float">
            <text:p>20.513</text:p>
          </table:table-cell>
          <table:table-cell table:formula="of:=[.I14]" office:value-type="float" office:value="0.00599157242820256" calcext:value-type="float">
            <text:p>0.0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24]" office:value-type="float" office:value="13.7" calcext:value-type="float">
            <text:p>13.7</text:p>
          </table:table-cell>
          <table:table-cell office:value-type="float" office:value="43" calcext:value-type="float">
            <text:p>43</text:p>
          </table:table-cell>
          <table:table-cell office:value-type="float" office:value="13.705" calcext:value-type="float">
            <text:p>13.71</text:p>
          </table:table-cell>
          <table:table-cell office:value-type="float" office:value="283" calcext:value-type="float">
            <text:p>283.0</text:p>
          </table:table-cell>
          <table:table-cell table:formula="of:=[.E24]*[.D24]/1000" office:value-type="float" office:value="3.878515" calcext:value-type="float">
            <text:p>3.88</text:p>
          </table:table-cell>
          <table:table-cell table:formula="of:=[.F24]/1000/(([.D24]/1000)^2)" office:value-type="float" office:value="20.6493980299161" calcext:value-type="float">
            <text:p>20.65</text:p>
          </table:table-cell>
          <table:table-cell table:style-name="ce3" table:number-matrix-columns-spanned="2" table:number-matrix-rows-spanned="5" table:formula="of:=LINEST([.G24:.G33];[.F24:.F33]/1000;1;1)" office:value-type="float" office:value="5.24863453622946" calcext:value-type="float">
            <text:p>5.25</text:p>
          </table:table-cell>
          <table:table-cell table:style-name="ce3" office:value-type="float" office:value="20.6464868849118" calcext:value-type="float">
            <text:p>20.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25]" office:value-type="float" office:value="27.4" calcext:value-type="float">
            <text:p>27.4</text:p>
          </table:table-cell>
          <table:table-cell office:value-type="float" office:value="43" calcext:value-type="float">
            <text:p>43</text:p>
          </table:table-cell>
          <table:table-cell office:value-type="float" office:value="27.412" calcext:value-type="float">
            <text:p>27.41</text:p>
          </table:table-cell>
          <table:table-cell office:value-type="float" office:value="567.97" calcext:value-type="float">
            <text:p>568.0</text:p>
          </table:table-cell>
          <table:table-cell table:formula="of:=[.E25]*[.D25]/1000" office:value-type="float" office:value="15.56919364" calcext:value-type="float">
            <text:p>15.57</text:p>
          </table:table-cell>
          <table:table-cell table:formula="of:=[.F25]/1000/(([.D25]/1000)^2)" office:value-type="float" office:value="20.7197577703196" calcext:value-type="float">
            <text:p>20.72</text:p>
          </table:table-cell>
          <table:table-cell table:style-name="ce3" office:value-type="float" office:value="0.0282537158528622" calcext:value-type="float">
            <text:p>0.03</text:p>
          </table:table-cell>
          <table:table-cell table:style-name="ce3" office:value-type="float" office:value="0.00575857079984705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26]" office:value-type="float" office:value="41.1" calcext:value-type="float">
            <text:p>41.1</text:p>
          </table:table-cell>
          <table:table-cell office:value-type="float" office:value="43" calcext:value-type="float">
            <text:p>43</text:p>
          </table:table-cell>
          <table:table-cell office:value-type="float" office:value="41.12" calcext:value-type="float">
            <text:p>41.12</text:p>
          </table:table-cell>
          <table:table-cell office:value-type="float" office:value="856.55" calcext:value-type="float">
            <text:p>856.6</text:p>
          </table:table-cell>
          <table:table-cell table:formula="of:=[.E26]*[.D26]/1000" office:value-type="float" office:value="35.221336" calcext:value-type="float">
            <text:p>35.22</text:p>
          </table:table-cell>
          <table:table-cell table:formula="of:=[.F26]/1000/(([.D26]/1000)^2)" office:value-type="float" office:value="20.8304961089494" calcext:value-type="float">
            <text:p>20.83</text:p>
          </table:table-cell>
          <table:table-cell table:style-name="ce3" office:value-type="float" office:value="0.999768235027623" calcext:value-type="float">
            <text:p>1.00</text:p>
          </table:table-cell>
          <table:table-cell table:style-name="ce3" office:value-type="float" office:value="0.0117323125240616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27]" office:value-type="float" office:value="54.8" calcext:value-type="float">
            <text:p>54.8</text:p>
          </table:table-cell>
          <table:table-cell office:value-type="float" office:value="43" calcext:value-type="float">
            <text:p>43</text:p>
          </table:table-cell>
          <table:table-cell office:value-type="float" office:value="54.842" calcext:value-type="float">
            <text:p>54.84</text:p>
          </table:table-cell>
          <table:table-cell office:value-type="float" office:value="1150.7" calcext:value-type="float">
            <text:p>1150.7</text:p>
          </table:table-cell>
          <table:table-cell table:formula="of:=[.E27]*[.D27]/1000" office:value-type="float" office:value="63.1066894" calcext:value-type="float">
            <text:p>63.11</text:p>
          </table:table-cell>
          <table:table-cell table:formula="of:=[.F27]/1000/(([.D27]/1000)^2)" office:value-type="float" office:value="20.9820940155355" calcext:value-type="float">
            <text:p>20.98</text:p>
          </table:table-cell>
          <table:table-cell table:style-name="ce3" office:value-type="float" office:value="34509.7268072521" calcext:value-type="float">
            <text:p>34509.73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28]" office:value-type="float" office:value="68.5" calcext:value-type="float">
            <text:p>68.5</text:p>
          </table:table-cell>
          <table:table-cell office:value-type="float" office:value="43" calcext:value-type="float">
            <text:p>43</text:p>
          </table:table-cell>
          <table:table-cell office:value-type="float" office:value="68.492" calcext:value-type="float">
            <text:p>68.49</text:p>
          </table:table-cell>
          <table:table-cell office:value-type="float" office:value="1450.4" calcext:value-type="float">
            <text:p>1450.4</text:p>
          </table:table-cell>
          <table:table-cell table:formula="of:=[.E28]*[.D28]/1000" office:value-type="float" office:value="99.3407968" calcext:value-type="float">
            <text:p>99.34</text:p>
          </table:table-cell>
          <table:table-cell table:formula="of:=[.F28]/1000/(([.D28]/1000)^2)" office:value-type="float" office:value="21.1761957600888" calcext:value-type="float">
            <text:p>21.18</text:p>
          </table:table-cell>
          <table:table-cell table:style-name="ce3" office:value-type="float" office:value="4.75016578946422" calcext:value-type="float">
            <text:p>4.75</text:p>
          </table:table-cell>
          <table:table-cell table:style-name="ce3" office:value-type="float" office:value="0.00110117725729802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29]" office:value-type="float" office:value="82.2" calcext:value-type="float">
            <text:p>82.2</text:p>
          </table:table-cell>
          <table:table-cell office:value-type="float" office:value="43" calcext:value-type="float">
            <text:p>43</text:p>
          </table:table-cell>
          <table:table-cell office:value-type="float" office:value="82.28" calcext:value-type="float">
            <text:p>82.28</text:p>
          </table:table-cell>
          <table:table-cell office:value-type="float" office:value="1762.6" calcext:value-type="float">
            <text:p>1762.6</text:p>
          </table:table-cell>
          <table:table-cell table:formula="of:=[.E29]*[.D29]/1000" office:value-type="float" office:value="145.026728" calcext:value-type="float">
            <text:p>145.03</text:p>
          </table:table-cell>
          <table:table-cell table:formula="of:=[.F29]/1000/(([.D29]/1000)^2)" office:value-type="float" office:value="21.421973748177" calcext:value-type="float">
            <text:p>21.42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30]" office:value-type="float" office:value="95.9" calcext:value-type="float">
            <text:p>95.9</text:p>
          </table:table-cell>
          <table:table-cell office:value-type="float" office:value="43" calcext:value-type="float">
            <text:p>43</text:p>
          </table:table-cell>
          <table:table-cell office:value-type="float" office:value="95.91" calcext:value-type="float">
            <text:p>95.91</text:p>
          </table:table-cell>
          <table:table-cell office:value-type="float" office:value="2081.7" calcext:value-type="float">
            <text:p>2081.7</text:p>
          </table:table-cell>
          <table:table-cell table:formula="of:=[.E30]*[.D30]/1000" office:value-type="float" office:value="199.655847" calcext:value-type="float">
            <text:p>199.66</text:p>
          </table:table-cell>
          <table:table-cell table:formula="of:=[.F30]/1000/(([.D30]/1000)^2)" office:value-type="float" office:value="21.7047231779794" calcext:value-type="float">
            <text:p>21.70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31]" office:value-type="float" office:value="109.6" calcext:value-type="float">
            <text:p>109.6</text:p>
          </table:table-cell>
          <table:table-cell office:value-type="float" office:value="43" calcext:value-type="float">
            <text:p>43</text:p>
          </table:table-cell>
          <table:table-cell office:value-type="float" office:value="109.73" calcext:value-type="float">
            <text:p>109.73</text:p>
          </table:table-cell>
          <table:table-cell office:value-type="float" office:value="2419.4" calcext:value-type="float">
            <text:p>2419.4</text:p>
          </table:table-cell>
          <table:table-cell table:formula="of:=[.E31]*[.D31]/1000" office:value-type="float" office:value="265.480762" calcext:value-type="float">
            <text:p>265.48</text:p>
          </table:table-cell>
          <table:table-cell table:formula="of:=[.F31]/1000/(([.D31]/1000)^2)" office:value-type="float" office:value="22.0486649047662" calcext:value-type="float">
            <text:p>22.05</text:p>
          </table:table-cell>
          <table:table-cell table:style-name="ce3" table:formula="of:=[.H24]" office:value-type="float" office:value="5.24863453622946" calcext:value-type="float">
            <text:p>5.25</text:p>
          </table:table-cell>
          <table:table-cell table:style-name="ce3" table:formula="of:=[.H25]" office:value-type="float" office:value="0.0282537158528622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32]" office:value-type="float" office:value="123.3" calcext:value-type="float">
            <text:p>123.3</text:p>
          </table:table-cell>
          <table:table-cell office:value-type="float" office:value="43" calcext:value-type="float">
            <text:p>43</text:p>
          </table:table-cell>
          <table:table-cell office:value-type="float" office:value="123.44" calcext:value-type="float">
            <text:p>123.44</text:p>
          </table:table-cell>
          <table:table-cell office:value-type="float" office:value="2769.6" calcext:value-type="float">
            <text:p>2769.6</text:p>
          </table:table-cell>
          <table:table-cell table:formula="of:=[.E32]*[.D32]/1000" office:value-type="float" office:value="341.879424" calcext:value-type="float">
            <text:p>341.88</text:p>
          </table:table-cell>
          <table:table-cell table:formula="of:=[.F32]/1000/(([.D32]/1000)^2)" office:value-type="float" office:value="22.4368114063513" calcext:value-type="float">
            <text:p>22.44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33]"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131.08" calcext:value-type="float">
            <text:p>131.08</text:p>
          </table:table-cell>
          <table:table-cell office:value-type="float" office:value="2972.4" calcext:value-type="float">
            <text:p>2972.4</text:p>
          </table:table-cell>
          <table:table-cell table:formula="of:=[.E33]*[.D33]/1000" office:value-type="float" office:value="389.622192" calcext:value-type="float">
            <text:p>389.62</text:p>
          </table:table-cell>
          <table:table-cell table:formula="of:=[.F33]/1000/(([.D33]/1000)^2)" office:value-type="float" office:value="22.6762282575526" calcext:value-type="float">
            <text:p>22.68</text:p>
          </table:table-cell>
          <table:table-cell table:formula="of:=[.I24]" office:value-type="float" office:value="20.6464868849118" calcext:value-type="float">
            <text:p>20.646</text:p>
          </table:table-cell>
          <table:table-cell table:formula="of:=[.I25]" office:value-type="float" office:value="0.00575857079984705" calcext:value-type="float">
            <text:p>0.00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35]" office:value-type="float" office:value="13.7" calcext:value-type="float">
            <text:p>13.7</text:p>
          </table:table-cell>
          <table:table-cell office:value-type="float" office:value="53" calcext:value-type="float">
            <text:p>53</text:p>
          </table:table-cell>
          <table:table-cell office:value-type="float" office:value="13.703" calcext:value-type="float">
            <text:p>13.70</text:p>
          </table:table-cell>
          <table:table-cell office:value-type="float" office:value="283" calcext:value-type="float">
            <text:p>283.0</text:p>
          </table:table-cell>
          <table:table-cell table:formula="of:=[.E35]*[.D35]/1000" office:value-type="float" office:value="3.877949" calcext:value-type="float">
            <text:p>3.88</text:p>
          </table:table-cell>
          <table:table-cell table:formula="of:=[.F35]/1000/(([.D35]/1000)^2)" office:value-type="float" office:value="20.6524118806101" calcext:value-type="float">
            <text:p>20.65</text:p>
          </table:table-cell>
          <table:table-cell table:style-name="ce3" table:number-matrix-columns-spanned="2" table:number-matrix-rows-spanned="5" table:formula="of:=LINEST([.G35:.G44];[.F35:.F44]/1000;1;1)" office:value-type="float" office:value="5.25531455851809" calcext:value-type="float">
            <text:p>5.26</text:p>
          </table:table-cell>
          <table:table-cell table:style-name="ce3" office:value-type="float" office:value="20.6799129955365" calcext:value-type="float">
            <text:p>20.6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36]" office:value-type="float" office:value="27.4" calcext:value-type="float">
            <text:p>27.4</text:p>
          </table:table-cell>
          <table:table-cell office:value-type="float" office:value="53" calcext:value-type="float">
            <text:p>53</text:p>
          </table:table-cell>
          <table:table-cell office:value-type="float" office:value="27.41" calcext:value-type="float">
            <text:p>27.41</text:p>
          </table:table-cell>
          <table:table-cell office:value-type="float" office:value="569.24" calcext:value-type="float">
            <text:p>569.2</text:p>
          </table:table-cell>
          <table:table-cell table:formula="of:=[.E36]*[.D36]/1000" office:value-type="float" office:value="15.6028684" calcext:value-type="float">
            <text:p>15.60</text:p>
          </table:table-cell>
          <table:table-cell table:formula="of:=[.F36]/1000/(([.D36]/1000)^2)" office:value-type="float" office:value="20.767603064575" calcext:value-type="float">
            <text:p>20.77</text:p>
          </table:table-cell>
          <table:table-cell table:style-name="ce3" office:value-type="float" office:value="0.0499980718177372" calcext:value-type="float">
            <text:p>0.05</text:p>
          </table:table-cell>
          <table:table-cell table:style-name="ce3" office:value-type="float" office:value="0.010177890734647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37]" office:value-type="float" office:value="41.1" calcext:value-type="float">
            <text:p>41.1</text:p>
          </table:table-cell>
          <table:table-cell office:value-type="float" office:value="53" calcext:value-type="float">
            <text:p>53</text:p>
          </table:table-cell>
          <table:table-cell office:value-type="float" office:value="41.122" calcext:value-type="float">
            <text:p>41.12</text:p>
          </table:table-cell>
          <table:table-cell office:value-type="float" office:value="858.3" calcext:value-type="float">
            <text:p>858.3</text:p>
          </table:table-cell>
          <table:table-cell table:formula="of:=[.E37]*[.D37]/1000" office:value-type="float" office:value="35.2950126" calcext:value-type="float">
            <text:p>35.30</text:p>
          </table:table-cell>
          <table:table-cell table:formula="of:=[.F37]/1000/(([.D37]/1000)^2)" office:value-type="float" office:value="20.8720392976995" calcext:value-type="float">
            <text:p>20.87</text:p>
          </table:table-cell>
          <table:table-cell table:style-name="ce3" office:value-type="float" office:value="0.999276423076299" calcext:value-type="float">
            <text:p>1.00</text:p>
          </table:table-cell>
          <table:table-cell table:style-name="ce3" office:value-type="float" office:value="0.0207121206285003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38]" office:value-type="float" office:value="54.8" calcext:value-type="float">
            <text:p>54.8</text:p>
          </table:table-cell>
          <table:table-cell office:value-type="float" office:value="53" calcext:value-type="float">
            <text:p>53</text:p>
          </table:table-cell>
          <table:table-cell office:value-type="float" office:value="54.85" calcext:value-type="float">
            <text:p>54.85</text:p>
          </table:table-cell>
          <table:table-cell office:value-type="float" office:value="1153.12" calcext:value-type="float">
            <text:p>1153.1</text:p>
          </table:table-cell>
          <table:table-cell table:formula="of:=[.E38]*[.D38]/1000" office:value-type="float" office:value="63.248632" calcext:value-type="float">
            <text:p>63.25</text:p>
          </table:table-cell>
          <table:table-cell table:formula="of:=[.F38]/1000/(([.D38]/1000)^2)" office:value-type="float" office:value="21.0231540565178" calcext:value-type="float">
            <text:p>21.02</text:p>
          </table:table-cell>
          <table:table-cell table:style-name="ce3" office:value-type="float" office:value="11048.1845436975" calcext:value-type="float">
            <text:p>11048.18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39]" office:value-type="float" office:value="68.5" calcext:value-type="float">
            <text:p>68.5</text:p>
          </table:table-cell>
          <table:table-cell office:value-type="float" office:value="53" calcext:value-type="float">
            <text:p>53</text:p>
          </table:table-cell>
          <table:table-cell office:value-type="float" office:value="68.517" calcext:value-type="float">
            <text:p>68.52</text:p>
          </table:table-cell>
          <table:table-cell office:value-type="float" office:value="1453.7" calcext:value-type="float">
            <text:p>1453.7</text:p>
          </table:table-cell>
          <table:table-cell table:formula="of:=[.E39]*[.D39]/1000" office:value-type="float" office:value="99.6031629" calcext:value-type="float">
            <text:p>99.60</text:p>
          </table:table-cell>
          <table:table-cell table:formula="of:=[.F39]/1000/(([.D39]/1000)^2)" office:value-type="float" office:value="21.2166323686093" calcext:value-type="float">
            <text:p>21.22</text:p>
          </table:table-cell>
          <table:table-cell table:style-name="ce3" office:value-type="float" office:value="4.7395821311486" calcext:value-type="float">
            <text:p>4.74</text:p>
          </table:table-cell>
          <table:table-cell table:style-name="ce3" office:value-type="float" office:value="0.00343193552743638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40]" office:value-type="float" office:value="82.2" calcext:value-type="float">
            <text:p>82.2</text:p>
          </table:table-cell>
          <table:table-cell office:value-type="float" office:value="53" calcext:value-type="float">
            <text:p>53</text:p>
          </table:table-cell>
          <table:table-cell office:value-type="float" office:value="82.313" calcext:value-type="float">
            <text:p>82.31</text:p>
          </table:table-cell>
          <table:table-cell office:value-type="float" office:value="1766.3" calcext:value-type="float">
            <text:p>1766.3</text:p>
          </table:table-cell>
          <table:table-cell table:formula="of:=[.E40]*[.D40]/1000" office:value-type="float" office:value="145.3894519" calcext:value-type="float">
            <text:p>145.39</text:p>
          </table:table-cell>
          <table:table-cell table:formula="of:=[.F40]/1000/(([.D40]/1000)^2)" office:value-type="float" office:value="21.4583358643228" calcext:value-type="float">
            <text:p>21.46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41]" office:value-type="float" office:value="95.9" calcext:value-type="float">
            <text:p>95.9</text:p>
          </table:table-cell>
          <table:table-cell office:value-type="float" office:value="53" calcext:value-type="float">
            <text:p>53</text:p>
          </table:table-cell>
          <table:table-cell office:value-type="float" office:value="95.948" calcext:value-type="float">
            <text:p>95.95</text:p>
          </table:table-cell>
          <table:table-cell office:value-type="float" office:value="2086.4" calcext:value-type="float">
            <text:p>2086.4</text:p>
          </table:table-cell>
          <table:table-cell table:formula="of:=[.E41]*[.D41]/1000" office:value-type="float" office:value="200.1859072" calcext:value-type="float">
            <text:p>200.19</text:p>
          </table:table-cell>
          <table:table-cell table:formula="of:=[.F41]/1000/(([.D41]/1000)^2)" office:value-type="float" office:value="21.7451119356318" calcext:value-type="float">
            <text:p>21.75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42]" office:value-type="float" office:value="109.6" calcext:value-type="float">
            <text:p>109.6</text:p>
          </table:table-cell>
          <table:table-cell office:value-type="float" office:value="53" calcext:value-type="float">
            <text:p>53</text:p>
          </table:table-cell>
          <table:table-cell office:value-type="float" office:value="109.44" calcext:value-type="float">
            <text:p>109.44</text:p>
          </table:table-cell>
          <table:table-cell office:value-type="float" office:value="2416.1" calcext:value-type="float">
            <text:p>2416.1</text:p>
          </table:table-cell>
          <table:table-cell table:formula="of:=[.E42]*[.D42]/1000" office:value-type="float" office:value="264.417984" calcext:value-type="float">
            <text:p>264.42</text:p>
          </table:table-cell>
          <table:table-cell table:formula="of:=[.F42]/1000/(([.D42]/1000)^2)" office:value-type="float" office:value="22.0769371345029" calcext:value-type="float">
            <text:p>22.08</text:p>
          </table:table-cell>
          <table:table-cell table:style-name="ce3" table:formula="of:=[.H35]" office:value-type="float" office:value="5.25531455851809" calcext:value-type="float">
            <text:p>5.26</text:p>
          </table:table-cell>
          <table:table-cell table:style-name="ce3" table:formula="of:=[.H36]" office:value-type="float" office:value="0.0499980718177372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43]" office:value-type="float" office:value="123.3" calcext:value-type="float">
            <text:p>123.3</text:p>
          </table:table-cell>
          <table:table-cell office:value-type="float" office:value="53" calcext:value-type="float">
            <text:p>53</text:p>
          </table:table-cell>
          <table:table-cell office:value-type="float" office:value="123.505" calcext:value-type="float">
            <text:p>123.51</text:p>
          </table:table-cell>
          <table:table-cell office:value-type="float" office:value="2775.8" calcext:value-type="float">
            <text:p>2775.8</text:p>
          </table:table-cell>
          <table:table-cell table:formula="of:=[.E43]*[.D43]/1000" office:value-type="float" office:value="342.825179" calcext:value-type="float">
            <text:p>342.83</text:p>
          </table:table-cell>
          <table:table-cell table:formula="of:=[.F43]/1000/(([.D43]/1000)^2)" office:value-type="float" office:value="22.4752034330594" calcext:value-type="float">
            <text:p>22.48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44]" office:value-type="float" office:value="137" calcext:value-type="float">
            <text:p>137</text:p>
          </table:table-cell>
          <table:table-cell office:value-type="float" office:value="53" calcext:value-type="float">
            <text:p>53</text:p>
          </table:table-cell>
          <table:table-cell office:value-type="float" office:value="130.686" calcext:value-type="float">
            <text:p>130.69</text:p>
          </table:table-cell>
          <table:table-cell office:value-type="float" office:value="2966.6" calcext:value-type="float">
            <text:p>2966.6</text:p>
          </table:table-cell>
          <table:table-cell table:formula="of:=[.E44]*[.D44]/1000" office:value-type="float" office:value="387.6930876" calcext:value-type="float">
            <text:p>387.69</text:p>
          </table:table-cell>
          <table:table-cell table:formula="of:=[.F44]/1000/(([.D44]/1000)^2)" office:value-type="float" office:value="22.7002127236276" calcext:value-type="float">
            <text:p>22.70</text:p>
          </table:table-cell>
          <table:table-cell table:formula="of:=[.I35]" office:value-type="float" office:value="20.6799129955365" calcext:value-type="float">
            <text:p>20.680</text:p>
          </table:table-cell>
          <table:table-cell table:formula="of:=[.I36]" office:value-type="float" office:value="0.0101778907346471" calcext:value-type="float">
            <text:p>0.0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set, мА</text:p>
          </table:table-cell>
          <table:table-cell table:style-name="ce1" office:value-type="string" calcext:value-type="string">
            <text:p>T, C</text:p>
          </table:table-cell>
          <table:table-cell table:style-name="ce2" office:value-type="string" calcext:value-type="string">
            <text:p>I, мА</text:p>
          </table:table-cell>
          <table:table-cell table:style-name="ce4" office:value-type="string" calcext:value-type="string">
            <text:p>U, мВ</text:p>
          </table:table-cell>
          <table:table-cell table:style-name="ce2" office:value-type="string" calcext:value-type="string">
            <text:p>Q, мВт</text:p>
          </table:table-cell>
          <table:table-cell table:style-name="ce2" office:value-type="string" calcext:value-type="string">
            <text:p>Rн, Ом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I$1]/10*[.A46]" office:value-type="float" office:value="13.7" calcext:value-type="float">
            <text:p>13.7</text:p>
          </table:table-cell>
          <table:table-cell office:value-type="float" office:value="63" calcext:value-type="float">
            <text:p>63</text:p>
          </table:table-cell>
          <table:table-cell office:value-type="float" office:value="13.704" calcext:value-type="float">
            <text:p>13.70</text:p>
          </table:table-cell>
          <table:table-cell office:value-type="float" office:value="284.38" calcext:value-type="float">
            <text:p>284.4</text:p>
          </table:table-cell>
          <table:table-cell table:formula="of:=[.E46]*[.D46]/1000" office:value-type="float" office:value="3.89714352" calcext:value-type="float">
            <text:p>3.90</text:p>
          </table:table-cell>
          <table:table-cell table:formula="of:=[.F46]/1000/(([.D46]/1000)^2)" office:value-type="float" office:value="20.7516053706947" calcext:value-type="float">
            <text:p>20.75</text:p>
          </table:table-cell>
          <table:table-cell table:style-name="ce3" table:number-matrix-columns-spanned="2" table:number-matrix-rows-spanned="5" table:formula="of:=LINEST([.G46:.G55];[.F46:.F55]/1000;1;1)" office:value-type="float" office:value="5.21369547069945" calcext:value-type="float">
            <text:p>5.21</text:p>
          </table:table-cell>
          <table:table-cell table:style-name="ce3" office:value-type="float" office:value="20.741968319741" calcext:value-type="float">
            <text:p>20.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I$1]/10*[.A47]" office:value-type="float" office:value="27.4" calcext:value-type="float">
            <text:p>27.4</text:p>
          </table:table-cell>
          <table:table-cell office:value-type="float" office:value="63" calcext:value-type="float">
            <text:p>63</text:p>
          </table:table-cell>
          <table:table-cell office:value-type="float" office:value="27.425" calcext:value-type="float">
            <text:p>27.43</text:p>
          </table:table-cell>
          <table:table-cell office:value-type="float" office:value="570.87" calcext:value-type="float">
            <text:p>570.9</text:p>
          </table:table-cell>
          <table:table-cell table:formula="of:=[.E47]*[.D47]/1000" office:value-type="float" office:value="15.65610975" calcext:value-type="float">
            <text:p>15.66</text:p>
          </table:table-cell>
          <table:table-cell table:formula="of:=[.F47]/1000/(([.D47]/1000)^2)" office:value-type="float" office:value="20.8156791248861" calcext:value-type="float">
            <text:p>20.82</text:p>
          </table:table-cell>
          <table:table-cell table:style-name="ce3" office:value-type="float" office:value="0.0216872877569406" calcext:value-type="float">
            <text:p>0.02</text:p>
          </table:table-cell>
          <table:table-cell table:style-name="ce3" office:value-type="float" office:value="0.00441573711212718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I$1]/10*[.A48]" office:value-type="float" office:value="41.1" calcext:value-type="float">
            <text:p>41.1</text:p>
          </table:table-cell>
          <table:table-cell office:value-type="float" office:value="63" calcext:value-type="float">
            <text:p>63</text:p>
          </table:table-cell>
          <table:table-cell office:value-type="float" office:value="41.145" calcext:value-type="float">
            <text:p>41.15</text:p>
          </table:table-cell>
          <table:table-cell office:value-type="float" office:value="860.97" calcext:value-type="float">
            <text:p>861.0</text:p>
          </table:table-cell>
          <table:table-cell table:formula="of:=[.E48]*[.D48]/1000" office:value-type="float" office:value="35.42461065" calcext:value-type="float">
            <text:p>35.42</text:p>
          </table:table-cell>
          <table:table-cell table:formula="of:=[.F48]/1000/(([.D48]/1000)^2)" office:value-type="float" office:value="20.9252643091506" calcext:value-type="float">
            <text:p>20.93</text:p>
          </table:table-cell>
          <table:table-cell table:style-name="ce3" office:value-type="float" office:value="0.999861595873984" calcext:value-type="float">
            <text:p>1.00</text:p>
          </table:table-cell>
          <table:table-cell table:style-name="ce3" office:value-type="float" office:value="0.00897821589691485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I$1]/10*[.A49]" office:value-type="float" office:value="54.8" calcext:value-type="float">
            <text:p>54.8</text:p>
          </table:table-cell>
          <table:table-cell office:value-type="float" office:value="63" calcext:value-type="float">
            <text:p>63</text:p>
          </table:table-cell>
          <table:table-cell office:value-type="float" office:value="54.8" calcext:value-type="float">
            <text:p>54.80</text:p>
          </table:table-cell>
          <table:table-cell office:value-type="float" office:value="1154.88" calcext:value-type="float">
            <text:p>1154.9</text:p>
          </table:table-cell>
          <table:table-cell table:formula="of:=[.E49]*[.D49]/1000" office:value-type="float" office:value="63.287424" calcext:value-type="float">
            <text:p>63.29</text:p>
          </table:table-cell>
          <table:table-cell table:formula="of:=[.F49]/1000/(([.D49]/1000)^2)" office:value-type="float" office:value="21.0744525547445" calcext:value-type="float">
            <text:p>21.07</text:p>
          </table:table-cell>
          <table:table-cell table:style-name="ce3" office:value-type="float" office:value="57793.745007681" calcext:value-type="float">
            <text:p>57793.75</text:p>
          </table:table-cell>
          <table:table-cell table:style-name="ce3" office:value-type="float" office:value="8" calcext:value-type="float">
            <text:p>8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I$1]/10*[.A50]" office:value-type="float" office:value="68.5" calcext:value-type="float">
            <text:p>68.5</text:p>
          </table:table-cell>
          <table:table-cell office:value-type="float" office:value="63" calcext:value-type="float">
            <text:p>63</text:p>
          </table:table-cell>
          <table:table-cell office:value-type="float" office:value="68.44" calcext:value-type="float">
            <text:p>68.44</text:p>
          </table:table-cell>
          <table:table-cell office:value-type="float" office:value="1455.5" calcext:value-type="float">
            <text:p>1455.5</text:p>
          </table:table-cell>
          <table:table-cell table:formula="of:=[.E50]*[.D50]/1000" office:value-type="float" office:value="99.61442" calcext:value-type="float">
            <text:p>99.61</text:p>
          </table:table-cell>
          <table:table-cell table:formula="of:=[.F50]/1000/(([.D50]/1000)^2)" office:value-type="float" office:value="21.2668030391584" calcext:value-type="float">
            <text:p>21.27</text:p>
          </table:table-cell>
          <table:table-cell table:style-name="ce3" office:value-type="float" office:value="4.65865904329834" calcext:value-type="float">
            <text:p>4.66</text:p>
          </table:table-cell>
          <table:table-cell table:style-name="ce3" office:value-type="float" office:value="0.000644866885532916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I$1]/10*[.A51]" office:value-type="float" office:value="82.2" calcext:value-type="float">
            <text:p>82.2</text:p>
          </table:table-cell>
          <table:table-cell office:value-type="float" office:value="63" calcext:value-type="float">
            <text:p>63</text:p>
          </table:table-cell>
          <table:table-cell office:value-type="float" office:value="82.195" calcext:value-type="float">
            <text:p>82.20</text:p>
          </table:table-cell>
          <table:table-cell office:value-type="float" office:value="1768" calcext:value-type="float">
            <text:p>1768.0</text:p>
          </table:table-cell>
          <table:table-cell table:formula="of:=[.E51]*[.D51]/1000" office:value-type="float" office:value="145.32076" calcext:value-type="float">
            <text:p>145.32</text:p>
          </table:table-cell>
          <table:table-cell table:formula="of:=[.F51]/1000/(([.D51]/1000)^2)" office:value-type="float" office:value="21.5098241985522" calcext:value-type="float">
            <text:p>21.51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I$1]/10*[.A52]" office:value-type="float" office:value="95.9" calcext:value-type="float">
            <text:p>95.9</text:p>
          </table:table-cell>
          <table:table-cell office:value-type="float" office:value="63" calcext:value-type="float">
            <text:p>63</text:p>
          </table:table-cell>
          <table:table-cell office:value-type="float" office:value="96.07" calcext:value-type="float">
            <text:p>96.07</text:p>
          </table:table-cell>
          <table:table-cell office:value-type="float" office:value="2094.5" calcext:value-type="float">
            <text:p>2094.5</text:p>
          </table:table-cell>
          <table:table-cell table:formula="of:=[.E52]*[.D52]/1000" office:value-type="float" office:value="201.218615" calcext:value-type="float">
            <text:p>201.22</text:p>
          </table:table-cell>
          <table:table-cell table:formula="of:=[.F52]/1000/(([.D52]/1000)^2)" office:value-type="float" office:value="21.8018111793484" calcext:value-type="float">
            <text:p>21.80</text:p>
          </table:table-cell>
          <table:table-cell table:style-name="ce8" office:value-type="string" calcext:value-type="string">
            <text:p>s, Ом/Вт</text:p>
          </table:table-cell>
          <table:table-cell table:style-name="ce8" office:value-type="string" calcext:value-type="string">
            <text:p>ds, Ом/Вт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I$1]/10*[.A53]" office:value-type="float" office:value="109.6" calcext:value-type="float">
            <text:p>109.6</text:p>
          </table:table-cell>
          <table:table-cell office:value-type="float" office:value="63" calcext:value-type="float">
            <text:p>63</text:p>
          </table:table-cell>
          <table:table-cell office:value-type="float" office:value="109.592" calcext:value-type="float">
            <text:p>109.59</text:p>
          </table:table-cell>
          <table:table-cell office:value-type="float" office:value="2425.8" calcext:value-type="float">
            <text:p>2425.8</text:p>
          </table:table-cell>
          <table:table-cell table:formula="of:=[.E53]*[.D53]/1000" office:value-type="float" office:value="265.8482736" calcext:value-type="float">
            <text:p>265.85</text:p>
          </table:table-cell>
          <table:table-cell table:formula="of:=[.F53]/1000/(([.D53]/1000)^2)" office:value-type="float" office:value="22.1348273596613" calcext:value-type="float">
            <text:p>22.13</text:p>
          </table:table-cell>
          <table:table-cell table:style-name="ce3" table:formula="of:=[.H46]" office:value-type="float" office:value="5.21369547069945" calcext:value-type="float">
            <text:p>5.21</text:p>
          </table:table-cell>
          <table:table-cell table:style-name="ce3" table:formula="of:=[.H47]" office:value-type="float" office:value="0.0216872877569406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I$1]/10*[.A54]" office:value-type="float" office:value="123.3" calcext:value-type="float">
            <text:p>123.3</text:p>
          </table:table-cell>
          <table:table-cell office:value-type="float" office:value="63" calcext:value-type="float">
            <text:p>63</text:p>
          </table:table-cell>
          <table:table-cell office:value-type="float" office:value="123.27" calcext:value-type="float">
            <text:p>123.27</text:p>
          </table:table-cell>
          <table:table-cell office:value-type="float" office:value="2776.4" calcext:value-type="float">
            <text:p>2776.4</text:p>
          </table:table-cell>
          <table:table-cell table:formula="of:=[.E54]*[.D54]/1000" office:value-type="float" office:value="342.246828" calcext:value-type="float">
            <text:p>342.25</text:p>
          </table:table-cell>
          <table:table-cell table:formula="of:=[.F54]/1000/(([.D54]/1000)^2)" office:value-type="float" office:value="22.5229171736838" calcext:value-type="float">
            <text:p>22.52</text:p>
          </table:table-cell>
          <table:table-cell table:style-name="ce16" office:value-type="string" calcext:value-type="string">
            <text:p>R0, Ом</text:p>
          </table:table-cell>
          <table:table-cell table:style-name="ce16" office:value-type="string" calcext:value-type="string">
            <text:p>dR0, Ом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I$1]/10*[.A55]"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130.422" calcext:value-type="float">
            <text:p>130.42</text:p>
          </table:table-cell>
          <table:table-cell office:value-type="float" office:value="2966.7" calcext:value-type="float">
            <text:p>2966.7</text:p>
          </table:table-cell>
          <table:table-cell table:formula="of:=[.E55]*[.D55]/1000" office:value-type="float" office:value="386.9229474" calcext:value-type="float">
            <text:p>386.92</text:p>
          </table:table-cell>
          <table:table-cell table:formula="of:=[.F55]/1000/(([.D55]/1000)^2)" office:value-type="float" office:value="22.7469291990615" calcext:value-type="float">
            <text:p>22.75</text:p>
          </table:table-cell>
          <table:table-cell table:formula="of:=[.I46]" office:value-type="float" office:value="20.741968319741" calcext:value-type="float">
            <text:p>20.742</text:p>
          </table:table-cell>
          <table:table-cell table:formula="of:=[.I47]" office:value-type="float" office:value="0.00441573711212718" calcext:value-type="float">
            <text:p>0.004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8" office:value-type="string" calcext:value-type="string">
            <text:p>T, C</text:p>
          </table:table-cell>
          <table:table-cell table:style-name="ce8" office:value-type="string" calcext:value-type="string">
            <text:p>R, Ом</text:p>
          </table:table-cell>
          <table:table-cell table:style-name="ce8" office:value-type="string" calcext:value-type="string">
            <text:p>dR/dT, мОм/C</text:p>
          </table:table-cell>
          <table:table-cell table:style-name="ce8" office:value-type="string" calcext:value-type="string">
            <text:p>d(dR/dT), мОм/C</text:p>
          </table:table-cell>
          <table:table-cell table:style-name="ce8" office:value-type="string" calcext:value-type="string">
            <text:p>R0, Ом</text:p>
          </table:table-cell>
          <table:table-cell table:style-name="ce8" office:value-type="string" calcext:value-type="string">
            <text:p>aтаб, 10^-3 К^-1</text:p>
          </table:table-cell>
          <table:table-cell table:style-name="ce8" office:value-type="string" calcext:value-type="string">
            <text:p>a, 10^-3 К^-1</text:p>
          </table:table-cell>
          <table:table-cell table:style-name="ce15" office:value-type="string" calcext:value-type="string">
            <text:p>da, 10^-3 K^-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3" table:formula="of:=[.H11]" office:value-type="float" office:value="19.6616254655281" calcext:value-type="float">
            <text:p>19.66</text:p>
          </table:table-cell>
          <table:table-cell table:style-name="ce3" table:formula="of:=[.C65]*10000" office:value-type="float" office:value="72.0243239015399" calcext:value-type="float">
            <text:p>72.02</text:p>
          </table:table-cell>
          <table:table-cell table:formula="of:=[.C66]*10000" office:value-type="float" office:value="14.499139486238" calcext:value-type="float">
            <text:p>14.50</text:p>
          </table:table-cell>
          <table:table-cell table:style-name="ce3" table:formula="of:=[.D65]" office:value-type="float" office:value="20.2996326145559" calcext:value-type="float">
            <text:p>20.30</text:p>
          </table:table-cell>
          <table:table-cell office:value-type="float" office:value="3.8" calcext:value-type="float">
            <text:p>3.80</text:p>
          </table:table-cell>
          <table:table-cell table:formula="of:=[.C59]/[.E59]" office:value-type="float" office:value="3.54806046341423" calcext:value-type="float">
            <text:p>3.55</text:p>
          </table:table-cell>
          <table:table-cell table:style-name="ce3" table:formula="of:=([.D59]/[.C59]+[.D66]/[.E59])*[.G59]" office:value-type="float" office:value="0.7267461468373" calcext:value-type="float">
            <text:p>0.7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" office:value-type="float" office:value="33" calcext:value-type="float">
            <text:p>33</text:p>
          </table:table-cell>
          <table:table-cell table:style-name="ce3" table:formula="of:=[.H22]" office:value-type="float" office:value="20.513029276944" calcext:value-type="float">
            <text:p>20.51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table:formula="of:=([.F59]-[.G59])/[.F59]*100" office:value-type="float" office:value="6.62998780488868" calcext:value-type="float">
            <text:p>6.63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" office:value-type="float" office:value="43" calcext:value-type="float">
            <text:p>43</text:p>
          </table:table-cell>
          <table:table-cell table:style-name="ce3" table:formula="of:=[.H33]" office:value-type="float" office:value="20.6464868849118" calcext:value-type="float">
            <text:p>20.65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float" office:value="53" calcext:value-type="float">
            <text:p>53</text:p>
          </table:table-cell>
          <table:table-cell table:style-name="ce3" table:formula="of:=[.H44]" office:value-type="float" office:value="20.6799129955365" calcext:value-type="float">
            <text:p>20.68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table:style-name="ce3" table:formula="of:=[.H55]" office:value-type="float" office:value="20.741968319741" calcext:value-type="float">
            <text:p>20.74</text:p>
          </table:table-cell>
          <table:table-cell table:style-name="ce3"/>
          <table:table-cell/>
          <table:table-cell table:style-name="ce3"/>
          <table:table-cell table:style-name="ce15" office:value-type="string" calcext:value-type="string">
            <text:p>T, С</text:p>
          </table:table-cell>
          <table:table-cell table:style-name="ce8" office:value-type="string" calcext:value-type="string">
            <text:p>dR/dQ, Ом/Вт</text:p>
          </table:table-cell>
          <table:table-cell table:style-name="ce15" office:value-type="string" calcext:value-type="string">
            <text:p>dQ/d(dT), Вт/C</text:p>
          </table:table-cell>
          <table:table-cell table:style-name="ce15" office:value-type="string" calcext:value-type="string">
            <text:p>k, мВт/(м*K)</text:p>
          </table:table-cell>
          <table:table-cell table:style-name="ce15" office:value-type="string" calcext:value-type="string">
            <text:p>dk, мВт/(м*K)</text:p>
          </table:table-cell>
          <table:table-cell table:style-name="ce15" office:value-type="string" calcext:value-type="string">
            <text:p>EdR/dQ</text:p>
          </table:table-cell>
        </table:table-row>
        <table:table-row table:style-name="ro1">
          <table:table-cell table:style-name="ce3" table:number-columns-repeated="3"/>
          <table:table-cell/>
          <table:table-cell table:style-name="ce3"/>
          <table:table-cell table:style-name="ce9" office:value-type="float" office:value="23" calcext:value-type="float">
            <text:p>23</text:p>
          </table:table-cell>
          <table:table-cell table:formula="of:=[.H9]" office:value-type="float" office:value="5.40541419339961" calcext:value-type="float">
            <text:p>5.41</text:p>
          </table:table-cell>
          <table:table-cell table:style-name="ce3" table:formula="of:=[.$C$59]/[.G64]" office:value-type="float" office:value="13.3244782591289" calcext:value-type="float">
            <text:p>13.32</text:p>
          </table:table-cell>
          <table:table-cell table:style-name="ce3" table:formula="of:=LN([.$J$3]/[.$K$3])/(2*PI()*[.$J$7])*[.H64]" office:value-type="float" office:value="26.1988162871817" calcext:value-type="float">
            <text:p>26.20</text:p>
          </table:table-cell>
          <table:table-cell table:style-name="ce3" table:formula="of:=([.K64]/1000+[.$E$73]+[.$D$73]+[.$J$8])*[.I64]/10" office:value-type="float" office:value="0.597031125847822" calcext:value-type="float">
            <text:p>0.60</text:p>
          </table:table-cell>
          <table:table-cell table:style-name="ce3" table:formula="of:=[.I9]/[.H9]*1000" office:value-type="float" office:value="6.54324656856262" calcext:value-type="float">
            <text:p>6.54</text:p>
          </table:table-cell>
        </table:table-row>
        <table:table-row table:style-name="ro1">
          <table:table-cell table:style-name="ce11" table:number-matrix-columns-spanned="2" table:number-matrix-rows-spanned="5" table:formula="of:=LINEST([.B59:.B63];[.A59:.A63];1;1)" office:value-type="float" office:value="0.0232756942701813" calcext:value-type="float">
            <text:p>0.02</text:p>
          </table:table-cell>
          <table:table-cell table:style-name="ce11" office:value-type="float" office:value="19.4477497349145" calcext:value-type="float">
            <text:p>19.45</text:p>
          </table:table-cell>
          <table:table-cell table:style-name="ce8" table:number-matrix-columns-spanned="2" table:number-matrix-rows-spanned="5" table:formula="of:=LINEST([.B60:.B63];[.A60:.A63];1;1)" office:value-type="float" office:value="0.00720243239015399" calcext:value-type="float">
            <text:p>0.01</text:p>
          </table:table-cell>
          <table:table-cell table:style-name="ce8" office:value-type="float" office:value="20.2996326145559" calcext:value-type="float">
            <text:p>20.30</text:p>
          </table:table-cell>
          <table:table-cell table:style-name="ce3"/>
          <table:table-cell table:style-name="ce9" office:value-type="float" office:value="33" calcext:value-type="float">
            <text:p>33</text:p>
          </table:table-cell>
          <table:table-cell table:formula="of:=[.H20]" office:value-type="float" office:value="5.32385970381569" calcext:value-type="float">
            <text:p>5.32</text:p>
          </table:table-cell>
          <table:table-cell table:style-name="ce3" table:formula="of:=[.$C$59]/[.G65]" office:value-type="float" office:value="13.5285916437503" calcext:value-type="float">
            <text:p>13.53</text:p>
          </table:table-cell>
          <table:table-cell table:style-name="ce3" table:formula="of:=LN([.$J$3]/[.$K$3])/(2*PI()*[.$J$7])*[.H65]" office:value-type="float" office:value="26.600147503418" calcext:value-type="float">
            <text:p>26.60</text:p>
          </table:table-cell>
          <table:table-cell table:style-name="ce3" table:formula="of:=([.K65]/1000+[.$E$73]+[.$D$73]+[.$J$8])*[.I65]/10" office:value-type="float" office:value="0.603478551522078" calcext:value-type="float">
            <text:p>0.60</text:p>
          </table:table-cell>
          <table:table-cell table:style-name="ce3" table:formula="of:=[.I20]/[.H20]*1000" office:value-type="float" office:value="5.52885310740427" calcext:value-type="float">
            <text:p>5.53</text:p>
          </table:table-cell>
        </table:table-row>
        <table:table-row table:style-name="ro1">
          <table:table-cell table:style-name="ce11" office:value-type="float" office:value="0.00931758190952912" calcext:value-type="float">
            <text:p>0.01</text:p>
          </table:table-cell>
          <table:table-cell table:style-name="ce11" office:value-type="float" office:value="0.42176855570439" calcext:value-type="float">
            <text:p>0.42</text:p>
          </table:table-cell>
          <table:table-cell table:style-name="ce8" office:value-type="float" office:value="0.0014499139486238" calcext:value-type="float">
            <text:p>0.00</text:p>
          </table:table-cell>
          <table:table-cell table:style-name="ce8" office:value-type="float" office:value="0.0714588438437625" calcext:value-type="float">
            <text:p>0.07</text:p>
          </table:table-cell>
          <table:table-cell table:style-name="ce3"/>
          <table:table-cell table:style-name="ce9" office:value-type="float" office:value="43" calcext:value-type="float">
            <text:p>43</text:p>
          </table:table-cell>
          <table:table-cell table:formula="of:=[.H31]" office:value-type="float" office:value="5.24863453622946" calcext:value-type="float">
            <text:p>5.25</text:p>
          </table:table-cell>
          <table:table-cell table:style-name="ce3" table:formula="of:=[.$C$59]/[.G66]" office:value-type="float" office:value="13.7224878974487" calcext:value-type="float">
            <text:p>13.72</text:p>
          </table:table-cell>
          <table:table-cell table:style-name="ce3" table:formula="of:=LN([.$J$3]/[.$K$3])/(2*PI()*[.$J$7])*[.H66]" office:value-type="float" office:value="26.9813896226684" calcext:value-type="float">
            <text:p>26.98</text:p>
          </table:table-cell>
          <table:table-cell table:style-name="ce3" table:formula="of:=([.K66]/1000+[.$E$73]+[.$D$73]+[.$J$8])*[.I66]/10" office:value-type="float" office:value="0.611734436453974" calcext:value-type="float">
            <text:p>0.61</text:p>
          </table:table-cell>
          <table:table-cell table:style-name="ce3" table:formula="of:=[.I31]/[.H31]*1000" office:value-type="float" office:value="5.3830602336354" calcext:value-type="float">
            <text:p>5.38</text:p>
          </table:table-cell>
        </table:table-row>
        <table:table-row table:style-name="ro1">
          <table:table-cell table:style-name="ce11" office:value-type="float" office:value="0.675331874625628" calcext:value-type="float">
            <text:p>0.68</text:p>
          </table:table-cell>
          <table:table-cell table:style-name="ce11" office:value-type="float" office:value="0.29464781119293" calcext:value-type="float">
            <text:p>0.29</text:p>
          </table:table-cell>
          <table:table-cell table:style-name="ce8" office:value-type="float" office:value="0.925026107154517" calcext:value-type="float">
            <text:p>0.93</text:p>
          </table:table-cell>
          <table:table-cell table:style-name="ce8" office:value-type="float" office:value="0.0324210615064795" calcext:value-type="float">
            <text:p>0.03</text:p>
          </table:table-cell>
          <table:table-cell table:style-name="ce3"/>
          <table:table-cell table:style-name="ce9" office:value-type="float" office:value="53" calcext:value-type="float">
            <text:p>53</text:p>
          </table:table-cell>
          <table:table-cell table:formula="of:=[.H42]" office:value-type="float" office:value="5.25531455851809" calcext:value-type="float">
            <text:p>5.26</text:p>
          </table:table-cell>
          <table:table-cell table:style-name="ce3" table:formula="of:=[.$C$59]/[.G67]" office:value-type="float" office:value="13.7050452640935" calcext:value-type="float">
            <text:p>13.71</text:p>
          </table:table-cell>
          <table:table-cell table:style-name="ce3" table:formula="of:=LN([.$J$3]/[.$K$3])/(2*PI()*[.$J$7])*[.H67]" office:value-type="float" office:value="26.9470936196317" calcext:value-type="float">
            <text:p>26.95</text:p>
          </table:table-cell>
          <table:table-cell table:style-name="ce3" table:formula="of:=([.K67]/1000+[.$E$73]+[.$D$73]+[.$J$8])*[.I67]/10" office:value-type="float" office:value="0.622088035721883" calcext:value-type="float">
            <text:p>0.62</text:p>
          </table:table-cell>
          <table:table-cell table:style-name="ce3" table:formula="of:=[.I42]/[.H42]*1000" office:value-type="float" office:value="9.51381144953496" calcext:value-type="float">
            <text:p>9.51</text:p>
          </table:table-cell>
        </table:table-row>
        <table:table-row table:style-name="ro1">
          <table:table-cell table:style-name="ce11" office:value-type="float" office:value="6.2402048908889" calcext:value-type="float">
            <text:p>6.24</text:p>
          </table:table-cell>
          <table:table-cell table:style-name="ce11" office:value-type="float" office:value="3" calcext:value-type="float">
            <text:p>3.00</text:p>
          </table:table-cell>
          <table:table-cell table:style-name="ce8" office:value-type="float" office:value="24.6759524428308" calcext:value-type="float">
            <text:p>24.68</text:p>
          </table:table-cell>
          <table:table-cell table:style-name="ce8" office:value-type="float" office:value="2" calcext:value-type="float">
            <text:p>2.00</text:p>
          </table:table-cell>
          <table:table-cell table:style-name="ce3"/>
          <table:table-cell table:style-name="ce9" office:value-type="float" office:value="63" calcext:value-type="float">
            <text:p>63</text:p>
          </table:table-cell>
          <table:table-cell table:formula="of:=[.H53]" office:value-type="float" office:value="5.21369547069945" calcext:value-type="float">
            <text:p>5.21</text:p>
          </table:table-cell>
          <table:table-cell table:style-name="ce3" table:formula="of:=[.$C$59]/[.G68]" office:value-type="float" office:value="13.8144477954861" calcext:value-type="float">
            <text:p>13.81</text:p>
          </table:table-cell>
          <table:table-cell table:style-name="ce3" table:formula="of:=LN([.$J$3]/[.$K$3])/(2*PI()*[.$J$7])*[.H68]" office:value-type="float" office:value="27.1622027417727" calcext:value-type="float">
            <text:p>27.16</text:p>
          </table:table-cell>
          <table:table-cell table:style-name="ce3" table:formula="of:=([.K68]/1000+[.$E$73]+[.$D$73]+[.$J$8])*[.I68]/10" office:value-type="float" office:value="0.612510935332913" calcext:value-type="float">
            <text:p>0.61</text:p>
          </table:table-cell>
          <table:table-cell table:style-name="ce3" table:formula="of:=[.I53]/[.H53]*1000" office:value-type="float" office:value="4.15967673578586" calcext:value-type="float">
            <text:p>4.16</text:p>
          </table:table-cell>
        </table:table-row>
        <table:table-row table:style-name="ro1">
          <table:table-cell table:style-name="ce11" office:value-type="float" office:value="0.541757943758951" calcext:value-type="float">
            <text:p>0.54</text:p>
          </table:table-cell>
          <table:table-cell table:style-name="ce11" office:value-type="float" office:value="0.260451997922353" calcext:value-type="float">
            <text:p>0.26</text:p>
          </table:table-cell>
          <table:table-cell table:style-name="ce8" office:value-type="float" office:value="0.0259375161673697" calcext:value-type="float">
            <text:p>0.03</text:p>
          </table:table-cell>
          <table:table-cell table:style-name="ce8" office:value-type="float" office:value="0.00210225045841385" calcext:value-type="float">
            <text:p>0.00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5"/>
          <table:table-cell table:style-name="ce8" office:value-type="string" calcext:value-type="string">
            <text:p>ln(T)</text:p>
          </table:table-cell>
          <table:table-cell table:style-name="ce8" office:value-type="string" calcext:value-type="string">
            <text:p>ln(k)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LN([.F64]+273.15)" office:value-type="float" office:value="5.69086608272297" calcext:value-type="float">
            <text:p>5.69</text:p>
          </table:table-cell>
          <table:table-cell table:formula="of:=LN([.I64]/1000)" office:value-type="float" office:value="-3.64204104911429" calcext:value-type="float">
            <text:p>-3.64</text:p>
          </table:table-cell>
          <table:table-cell table:number-matrix-columns-spanned="2" table:number-matrix-rows-spanned="5" table:formula="of:=LINEST([.G71:.G75];[.F71:.F75];1;1)" office:value-type="float" office:value="0.270418266356643" calcext:value-type="float">
            <text:p>0.270</text:p>
          </table:table-cell>
          <table:table-cell office:value-type="float" office:value="-5.17657439077781" calcext:value-type="float">
            <text:p>-5.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0/r1</text:p>
          </table:table-cell>
          <table:table-cell office:value-type="string" calcext:value-type="string">
            <text:p>dr0/r1</text:p>
          </table:table-cell>
          <table:table-cell office:value-type="string" calcext:value-type="string">
            <text:p>dln40/41</text:p>
          </table:table-cell>
          <table:table-cell office:value-type="string" calcext:value-type="string">
            <text:p>Elnr0/r1</text:p>
          </table:table-cell>
          <table:table-cell office:value-type="string" calcext:value-type="string">
            <text:p>EdQ/d(dT)</text:p>
          </table:table-cell>
          <table:table-cell table:formula="of:=LN([.F65]+273.15)" office:value-type="float" office:value="5.72407517792396" calcext:value-type="float">
            <text:p>5.72</text:p>
          </table:table-cell>
          <table:table-cell table:formula="of:=LN([.I65]/1000)" office:value-type="float" office:value="-3.62683851796858" calcext:value-type="float">
            <text:p>-3.63</text:p>
          </table:table-cell>
          <table:table-cell office:value-type="float" office:value="0.054318576622289" calcext:value-type="float">
            <text:p>0.054</text:p>
          </table:table-cell>
          <table:table-cell office:value-type="float" office:value="0.312624531940989" calcext:value-type="float">
            <text:p>0.313</text:p>
          </table:table-cell>
          <table:table-cell table:number-columns-repeated="2"/>
        </table:table-row>
        <table:table-row table:style-name="ro1">
          <table:table-cell table:formula="of:=[.J5]/[.J3]+[.K5]/[.K3]" office:value-type="float" office:value="0.0742857142857143" calcext:value-type="float">
            <text:p>0.0742857142857143</text:p>
          </table:table-cell>
          <table:table-cell table:formula="of:=[.A73]*[.J3]/[.K3]" office:value-type="float" office:value="10.4" calcext:value-type="float">
            <text:p>10.4</text:p>
          </table:table-cell>
          <table:table-cell table:formula="of:=[.B73]/([.J3]/[.K3])" office:value-type="float" office:value="0.0742857142857143" calcext:value-type="float">
            <text:p>0.0742857142857143</text:p>
          </table:table-cell>
          <table:table-cell table:formula="of:=[.C73]/LN([.J3]/[.K3])" office:value-type="float" office:value="0.0150325960344354" calcext:value-type="float">
            <text:p>0.02</text:p>
          </table:table-cell>
          <table:table-cell table:formula="of:=[.D59]/[.C59]" office:value-type="float" office:value="0.201308928717732" calcext:value-type="float">
            <text:p>0.2</text:p>
          </table:table-cell>
          <table:table-cell table:formula="of:=LN([.F66]+273.15)" office:value-type="float" office:value="5.75621678450462" calcext:value-type="float">
            <text:p>5.76</text:p>
          </table:table-cell>
          <table:table-cell table:formula="of:=LN([.I66]/1000)" office:value-type="float" office:value="-3.61260792387032" calcext:value-type="float">
            <text:p>-3.61</text:p>
          </table:table-cell>
          <table:table-cell office:value-type="float" office:value="0.892025048386087" calcext:value-type="float">
            <text:p>0.892</text:p>
          </table:table-cell>
          <table:table-cell office:value-type="float" office:value="0.00544032338720461" calcext:value-type="float">
            <text:p>0.0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LN([.F67]+273.15)" office:value-type="float" office:value="5.78735739824211" calcext:value-type="float">
            <text:p>5.79</text:p>
          </table:table-cell>
          <table:table-cell table:formula="of:=LN([.I67]/1000)" office:value-type="float" office:value="-3.61387983087005" calcext:value-type="float">
            <text:p>-3.61</text:p>
          </table:table-cell>
          <table:table-cell office:value-type="float" office:value="24.7842217584604" calcext:value-type="float">
            <text:p>24.784</text:p>
          </table:table-cell>
          <table:table-cell office:value-type="float" office:value="3" calcext:value-type="float">
            <text:p>3.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LN([.F68]+273.15)" office:value-type="float" office:value="5.81755748891505" calcext:value-type="float">
            <text:p>5.82</text:p>
          </table:table-cell>
          <table:table-cell table:formula="of:=LN([.I68]/1000)" office:value-type="float" office:value="-3.60592887715859" calcext:value-type="float">
            <text:p>-3.61</text:p>
          </table:table-cell>
          <table:table-cell office:value-type="float" office:value="0.000733541549737189" calcext:value-type="float">
            <text:p>0.001</text:p>
          </table:table-cell>
          <table:table-cell office:value-type="float" office:value="0.0000887913556720964" calcext:value-type="float">
            <text:p>0.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 table:number-rows-repeated="104849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1:19:05.1180374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9:45:13.291086630</meta:creation-date>
    <dc:date>2024-05-02T01:53:58.724473988</dc:date>
    <meta:editing-duration>PT3H59M38S</meta:editing-duration>
    <meta:editing-cycles>158</meta:editing-cycles>
    <meta:generator>LibreOffice/7.6.6.3$Linux_X86_64 LibreOffice_project/60$Build-3</meta:generator>
    <meta:document-statistic meta:table-count="1" meta:cell-count="605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inimum="3" chart:maximum="404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19.6" chart:maximum="21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9cm" svg:y="0.315cm" chart:style-name="ch2">
          <text:p>Rн(Q) t = 23C</text:p>
        </chart:title>
        <chart:plot-area chart:style-name="ch3" table:cell-range-address="Sheet1.F2:Sheet1.G11 Sheet1.G1:Sheet1.G1" chart:data-source-has-labels="row" svg:x="0.319cm" svg:y="1.099cm" svg:width="15.323cm" svg:height="7.718cm">
          <chart:coordinate-region svg:x="1.453cm" svg:y="1.099cm" svg:width="13.681cm" svg:height="7.093cm"/>
          <chart:axis chart:dimension="x" chart:name="primary-x" chart:style-name="ch4">
            <chart:title svg:x="7.437cm" svg:y="8.45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001cm" svg:y="5.534cm" chart:style-name="ch8">
              <text:p>Rн, Ом</text:p>
            </chart:title>
            <chart:grid chart:style-name="ch6" chart:class="major"/>
          </chart:axis>
          <chart:series chart:style-name="ch9" chart:values-cell-range-address="Sheet1.G2:Sheet1.G11" chart:label-cell-address="Sheet1.G1:Sheet1.G1" chart:class="chart:scatter">
            <chart:domain table:cell-range-address="Sheet1.F2:Sheet1.F11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95027">
                <text:p>3.695027</text:p>
                <draw:g>
                  <svg:desc>Sheet1.F2:Sheet1.F11</svg:desc>
                </draw:g>
              </table:table-cell>
              <table:table-cell office:value-type="float" office:value="19.6868613138686">
                <text:p>19.6868613138686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820587">
                <text:p>14.820587</text:p>
              </table:table-cell>
              <table:table-cell office:value-type="float" office:value="19.7263772345859">
                <text:p>19.7263772345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5504928">
                <text:p>33.5504928</text:p>
              </table:table-cell>
              <table:table-cell office:value-type="float" office:value="19.8230432668935">
                <text:p>19.8230432668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066274">
                <text:p>60.066274</text:p>
              </table:table-cell>
              <table:table-cell office:value-type="float" office:value="19.987230937614">
                <text:p>19.987230937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0387">
                <text:p>95.0387</text:p>
              </table:table-cell>
              <table:table-cell office:value-type="float" office:value="20.1836199358788">
                <text:p>20.1836199358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.441612">
                <text:p>137.441612</text:p>
              </table:table-cell>
              <table:table-cell office:value-type="float" office:value="20.4205265724037">
                <text:p>20.4205265724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.302624">
                <text:p>190.302624</text:p>
              </table:table-cell>
              <table:table-cell office:value-type="float" office:value="20.7008760951189">
                <text:p>20.7008760951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3.423725">
                <text:p>253.423725</text:p>
              </table:table-cell>
              <table:table-cell office:value-type="float" office:value="21.0396355353075">
                <text:p>21.0396355353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.73689">
                <text:p>326.73689</text:p>
              </table:table-cell>
              <table:table-cell office:value-type="float" office:value="21.4360926615908">
                <text:p>21.436092661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3.734564">
                <text:p>403.734564</text:p>
              </table:table-cell>
              <table:table-cell office:value-type="float" office:value="21.821790913101">
                <text:p>21.821790913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3" chart:maximum="4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2.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9cm" svg:y="0.315cm" chart:style-name="ch2">
          <text:p>Rн(Q) t = 33C</text:p>
        </chart:title>
        <chart:plot-area chart:style-name="ch3" table:cell-range-address="Sheet1.F13:Sheet1.G22 Sheet1.G12:Sheet1.G12" chart:data-source-has-labels="row" svg:x="1.314cm" svg:y="1.28cm" svg:width="14.366cm" svg:height="6.576cm">
          <chart:coordinate-region svg:x="2.448cm" svg:y="1.28cm" svg:width="13.232cm" svg:height="5.951cm"/>
          <chart:axis chart:dimension="x" chart:name="primary-x" chart:style-name="ch4">
            <chart:title svg:x="7.954cm" svg:y="8.03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451cm" svg:y="5.144cm" chart:style-name="ch8">
              <text:p>Rн, Ом</text:p>
            </chart:title>
            <chart:grid chart:style-name="ch6" chart:class="major"/>
          </chart:axis>
          <chart:series chart:style-name="ch9" chart:values-cell-range-address="Sheet1.G13:Sheet1.G22" chart:label-cell-address="Sheet1.G12:Sheet1.G12" chart:class="chart:scatter">
            <chart:domain table:cell-range-address="Sheet1.F13:Sheet1.F22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12:Sheet1.G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107">
                <text:p>3.85107</text:p>
                <draw:g>
                  <svg:desc>Sheet1.F13:Sheet1.F22</svg:desc>
                </draw:g>
              </table:table-cell>
              <table:table-cell office:value-type="float" office:value="20.5182481751825">
                <text:p>20.5182481751825</text:p>
                <draw:g>
                  <svg:desc>Sheet1.G13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4696558">
                <text:p>15.4696558</text:p>
              </table:table-cell>
              <table:table-cell office:value-type="float" office:value="20.5902955125866">
                <text:p>20.5902955125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024539">
                <text:p>35.024539</text:p>
              </table:table-cell>
              <table:table-cell office:value-type="float" office:value="20.6939718035975">
                <text:p>20.6939718035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788208">
                <text:p>62.788208</text:p>
              </table:table-cell>
              <table:table-cell office:value-type="float" office:value="20.8473032069971">
                <text:p>20.847303206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86895">
                <text:p>98.86895</text:p>
              </table:table-cell>
              <table:table-cell office:value-type="float" office:value="21.0461044645463">
                <text:p>21.04610446454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.365655">
                <text:p>144.365655</text:p>
              </table:table-cell>
              <table:table-cell office:value-type="float" office:value="21.2984331349447">
                <text:p>21.2984331349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.771544">
                <text:p>198.771544</text:p>
              </table:table-cell>
              <table:table-cell office:value-type="float" office:value="21.5860775323051">
                <text:p>21.5860775323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.37644">
                <text:p>264.37644</text:p>
              </table:table-cell>
              <table:table-cell office:value-type="float" office:value="21.9289617486339">
                <text:p>21.9289617486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.504719">
                <text:p>340.504719</text:p>
              </table:table-cell>
              <table:table-cell office:value-type="float" office:value="22.3212695328313">
                <text:p>22.3212695328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1.092276">
                <text:p>391.092276</text:p>
              </table:table-cell>
              <table:table-cell office:value-type="float" office:value="22.5788313957906">
                <text:p>22.57883139579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2">
      <style:chart-properties chart:display-label="true" chart:logarithmic="false" chart:minimum="3.5" chart:maximum="4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2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9cm" svg:y="0.315cm" chart:style-name="ch2">
          <text:p>Rн(Q) t = 43C</text:p>
        </chart:title>
        <chart:plot-area chart:style-name="ch3" table:cell-range-address="Sheet1.F24:Sheet1.G33 Sheet1.G23:Sheet1.G23" chart:data-source-has-labels="row" svg:x="1.313cm" svg:y="1.301cm" svg:width="12.461cm" svg:height="6.575cm">
          <chart:coordinate-region svg:x="2.447cm" svg:y="1.301cm" svg:width="11.327cm" svg:height="5.95cm"/>
          <chart:axis chart:dimension="x" chart:name="primary-x" chart:style-name="ch4">
            <chart:title svg:x="7cm" svg:y="8.05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45cm" svg:y="5.164cm" chart:style-name="ch8">
              <text:p>Rн, Ом</text:p>
            </chart:title>
            <chart:grid chart:style-name="ch6" chart:class="major"/>
          </chart:axis>
          <chart:series chart:style-name="ch9" chart:values-cell-range-address="Sheet1.G24:Sheet1.G33" chart:label-cell-address="Sheet1.G23:Sheet1.G23" chart:class="chart:scatter">
            <chart:domain table:cell-range-address="Sheet1.F24:Sheet1.F33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23:Sheet1.G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78515">
                <text:p>3.878515</text:p>
                <draw:g>
                  <svg:desc>Sheet1.F24:Sheet1.F33</svg:desc>
                </draw:g>
              </table:table-cell>
              <table:table-cell office:value-type="float" office:value="20.6493980299161">
                <text:p>20.6493980299161</text:p>
                <draw:g>
                  <svg:desc>Sheet1.G24:Sheet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56919364">
                <text:p>15.56919364</text:p>
              </table:table-cell>
              <table:table-cell office:value-type="float" office:value="20.7197577703196">
                <text:p>20.7197577703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221336">
                <text:p>35.221336</text:p>
              </table:table-cell>
              <table:table-cell office:value-type="float" office:value="20.8304961089494">
                <text:p>20.8304961089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1066894">
                <text:p>63.1066894</text:p>
              </table:table-cell>
              <table:table-cell office:value-type="float" office:value="20.9820940155355">
                <text:p>20.9820940155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3407968">
                <text:p>99.3407968</text:p>
              </table:table-cell>
              <table:table-cell office:value-type="float" office:value="21.1761957600888">
                <text:p>21.1761957600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026728">
                <text:p>145.026728</text:p>
              </table:table-cell>
              <table:table-cell office:value-type="float" office:value="21.421973748177">
                <text:p>21.4219737481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.655847">
                <text:p>199.655847</text:p>
              </table:table-cell>
              <table:table-cell office:value-type="float" office:value="21.7047231779794">
                <text:p>21.7047231779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.480762">
                <text:p>265.480762</text:p>
              </table:table-cell>
              <table:table-cell office:value-type="float" office:value="22.0486649047662">
                <text:p>22.0486649047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1.879424">
                <text:p>341.879424</text:p>
              </table:table-cell>
              <table:table-cell office:value-type="float" office:value="22.4368114063513">
                <text:p>22.4368114063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9.622192">
                <text:p>389.622192</text:p>
              </table:table-cell>
              <table:table-cell office:value-type="float" office:value="22.6762282575526">
                <text:p>22.67622825755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3.5" chart:maximum="4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2cm" svg:y="0.315cm" chart:style-name="ch2">
          <text:p>Rн(Q) t=63C</text:p>
        </chart:title>
        <chart:plot-area chart:style-name="ch3" table:cell-range-address="Sheet1.F46:Sheet1.G55 Sheet1.G45:Sheet1.G45" chart:data-source-has-labels="row" svg:x="1.314cm" svg:y="1.28cm" svg:width="14.366cm" svg:height="6.576cm">
          <chart:coordinate-region svg:x="2.448cm" svg:y="1.468cm" svg:width="13.232cm" svg:height="5.763cm"/>
          <chart:axis chart:dimension="x" chart:name="primary-x" chart:style-name="ch4">
            <chart:title svg:x="7.954cm" svg:y="8.03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451cm" svg:y="5.144cm" chart:style-name="ch8">
              <text:p>Rн, Ом</text:p>
            </chart:title>
            <chart:grid chart:style-name="ch6" chart:class="major"/>
          </chart:axis>
          <chart:series chart:style-name="ch9" chart:values-cell-range-address="Sheet1.G46:Sheet1.G55" chart:label-cell-address="Sheet1.G45:Sheet1.G45" chart:class="chart:scatter">
            <chart:domain table:cell-range-address="Sheet1.F46:Sheet1.F55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45:Sheet1.G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9714352">
                <text:p>3.89714352</text:p>
                <draw:g>
                  <svg:desc>Sheet1.F46:Sheet1.F55</svg:desc>
                </draw:g>
              </table:table-cell>
              <table:table-cell office:value-type="float" office:value="20.7516053706947">
                <text:p>20.7516053706947</text:p>
                <draw:g>
                  <svg:desc>Sheet1.G46:Sheet1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5610975">
                <text:p>15.65610975</text:p>
              </table:table-cell>
              <table:table-cell office:value-type="float" office:value="20.8156791248861">
                <text:p>20.8156791248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42461065">
                <text:p>35.42461065</text:p>
              </table:table-cell>
              <table:table-cell office:value-type="float" office:value="20.9252643091506">
                <text:p>20.92526430915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287424">
                <text:p>63.287424</text:p>
              </table:table-cell>
              <table:table-cell office:value-type="float" office:value="21.0744525547445">
                <text:p>21.07445255474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61442">
                <text:p>99.61442</text:p>
              </table:table-cell>
              <table:table-cell office:value-type="float" office:value="21.2668030391584">
                <text:p>21.2668030391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32076">
                <text:p>145.32076</text:p>
              </table:table-cell>
              <table:table-cell office:value-type="float" office:value="21.5098241985522">
                <text:p>21.5098241985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.218615">
                <text:p>201.218615</text:p>
              </table:table-cell>
              <table:table-cell office:value-type="float" office:value="21.8018111793484">
                <text:p>21.8018111793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5.8482736">
                <text:p>265.8482736</text:p>
              </table:table-cell>
              <table:table-cell office:value-type="float" office:value="22.1348273596613">
                <text:p>22.1348273596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2.246828">
                <text:p>342.246828</text:p>
              </table:table-cell>
              <table:table-cell office:value-type="float" office:value="22.5229171736838">
                <text:p>22.5229171736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6.9229474">
                <text:p>386.9229474</text:p>
              </table:table-cell>
              <table:table-cell office:value-type="float" office:value="22.7469291990615">
                <text:p>22.74692919906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3" chart:maximum="39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2.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25cm" svg:y="0.315cm" chart:style-name="ch2">
          <text:p>Rн(Q) t = 53</text:p>
        </chart:title>
        <chart:plot-area chart:style-name="ch3" table:cell-range-address="Sheet1.F35:Sheet1.G44 Sheet1.G34:Sheet1.G34" chart:data-source-has-labels="row" svg:x="1.314cm" svg:y="1.28cm" svg:width="14.366cm" svg:height="6.576cm">
          <chart:coordinate-region svg:x="2.448cm" svg:y="1.28cm" svg:width="13.232cm" svg:height="5.952cm"/>
          <chart:axis chart:dimension="x" chart:name="primary-x" chart:style-name="ch4">
            <chart:title svg:x="7.954cm" svg:y="8.037cm" chart:style-name="ch5">
              <text:p>Q, мВт</text:p>
            </chart:title>
            <chart:grid chart:style-name="ch6" chart:class="major"/>
          </chart:axis>
          <chart:axis chart:dimension="y" chart:name="primary-y" chart:style-name="ch7">
            <chart:title svg:x="0.451cm" svg:y="5.144cm" chart:style-name="ch8">
              <text:p>Rн, Ом</text:p>
            </chart:title>
            <chart:grid chart:style-name="ch6" chart:class="major"/>
          </chart:axis>
          <chart:series chart:style-name="ch9" chart:values-cell-range-address="Sheet1.G35:Sheet1.G44" chart:label-cell-address="Sheet1.G34:Sheet1.G34" chart:class="chart:scatter">
            <chart:domain table:cell-range-address="Sheet1.F35:Sheet1.F44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н, Ом</text:p>
                <draw:g>
                  <svg:desc>Sheet1.G34:Sheet1.G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77949">
                <text:p>3.877949</text:p>
                <draw:g>
                  <svg:desc>Sheet1.F35:Sheet1.F44</svg:desc>
                </draw:g>
              </table:table-cell>
              <table:table-cell office:value-type="float" office:value="20.6524118806101">
                <text:p>20.6524118806101</text:p>
                <draw:g>
                  <svg:desc>Sheet1.G35:Sheet1.G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028684">
                <text:p>15.6028684</text:p>
              </table:table-cell>
              <table:table-cell office:value-type="float" office:value="20.767603064575">
                <text:p>20.767603064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2950126">
                <text:p>35.2950126</text:p>
              </table:table-cell>
              <table:table-cell office:value-type="float" office:value="20.8720392976995">
                <text:p>20.8720392976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248632">
                <text:p>63.248632</text:p>
              </table:table-cell>
              <table:table-cell office:value-type="float" office:value="21.0231540565178">
                <text:p>21.0231540565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6031629">
                <text:p>99.6031629</text:p>
              </table:table-cell>
              <table:table-cell office:value-type="float" office:value="21.2166323686093">
                <text:p>21.2166323686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.3894519">
                <text:p>145.3894519</text:p>
              </table:table-cell>
              <table:table-cell office:value-type="float" office:value="21.4583358643228">
                <text:p>21.4583358643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.1859072">
                <text:p>200.1859072</text:p>
              </table:table-cell>
              <table:table-cell office:value-type="float" office:value="21.7451119356318">
                <text:p>21.7451119356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4.417984">
                <text:p>264.417984</text:p>
              </table:table-cell>
              <table:table-cell office:value-type="float" office:value="22.0769371345029">
                <text:p>22.0769371345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2.825179">
                <text:p>342.825179</text:p>
              </table:table-cell>
              <table:table-cell office:value-type="float" office:value="22.4752034330594">
                <text:p>22.4752034330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7.6930876">
                <text:p>387.6930876</text:p>
              </table:table-cell>
              <table:table-cell office:value-type="float" office:value="22.7002127236276">
                <text:p>22.70021272362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23" chart:maximum="6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19.5" chart:maximum="2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7cm" svg:y="0.315cm" chart:style-name="ch2">
          <text:p>R(T) Bad</text:p>
        </chart:title>
        <chart:plot-area chart:style-name="ch3" table:cell-range-address="Sheet1.A59:Sheet1.B63 Sheet1.B58:Sheet1.B58" chart:data-source-has-labels="row" svg:x="1.314cm" svg:y="1.28cm" svg:width="14.366cm" svg:height="6.576cm">
          <chart:coordinate-region svg:x="2.448cm" svg:y="1.468cm" svg:width="13.031cm" svg:height="5.763cm"/>
          <chart:axis chart:dimension="x" chart:name="primary-x" chart:style-name="ch4">
            <chart:title svg:x="8.142cm" svg:y="8.037cm" chart:style-name="ch5">
              <text:p>T, C</text:p>
            </chart:title>
            <chart:grid chart:style-name="ch6" chart:class="major"/>
          </chart:axis>
          <chart:axis chart:dimension="y" chart:name="primary-y" chart:style-name="ch7">
            <chart:title svg:x="0.451cm" svg:y="5.056cm" chart:style-name="ch8">
              <text:p>R, Ом</text:p>
            </chart:title>
            <chart:grid chart:style-name="ch6" chart:class="major"/>
          </chart:axis>
          <chart:series chart:style-name="ch9" chart:values-cell-range-address="Sheet1.B59:Sheet1.B63" chart:label-cell-address="Sheet1.B58:Sheet1.B58" chart:class="chart:scatter">
            <chart:domain table:cell-range-address="Sheet1.A59:Sheet1.A63"/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, Ом</text:p>
                <draw:g>
                  <svg:desc>Sheet1.B58:Sheet1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A59:Sheet1.A63</svg:desc>
                </draw:g>
              </table:table-cell>
              <table:table-cell office:value-type="float" office:value="19.6616254655281">
                <text:p>19.6616254655281</text:p>
                <draw:g>
                  <svg:desc>Sheet1.B59:Sheet1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20.513029276944">
                <text:p>20.513029276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0.6464868849118">
                <text:p>20.6464868849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20.6799129955365">
                <text:p>20.67991299553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20.741968319741">
                <text:p>20.7419683197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33" chart:maximum="6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0.5" chart:maximum="20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2cm" svg:y="0.315cm" chart:style-name="ch2">
          <text:p>R(T) Good</text:p>
        </chart:title>
        <chart:plot-area chart:style-name="ch3" table:cell-range-address="Sheet1.A60:Sheet1.B63 Sheet1.B58:Sheet1.B58" chart:data-source-has-labels="row" svg:x="1.314cm" svg:y="1.28cm" svg:width="14.366cm" svg:height="6.576cm">
          <chart:coordinate-region svg:x="2.448cm" svg:y="1.468cm" svg:width="13.031cm" svg:height="5.763cm"/>
          <chart:axis chart:dimension="x" chart:name="primary-x" chart:style-name="ch4">
            <chart:title svg:x="8.142cm" svg:y="8.037cm" chart:style-name="ch5">
              <text:p>T, C</text:p>
            </chart:title>
            <chart:grid chart:style-name="ch6" chart:class="major"/>
          </chart:axis>
          <chart:axis chart:dimension="y" chart:name="primary-y" chart:style-name="ch7">
            <chart:title svg:x="0.451cm" svg:y="5.056cm" chart:style-name="ch8">
              <text:p>R, Ом</text:p>
            </chart:title>
            <chart:grid chart:style-name="ch6" chart:class="major"/>
          </chart:axis>
          <chart:series chart:style-name="ch9" chart:values-cell-range-address="Sheet1.B60:Sheet1.B63" chart:label-cell-address="Sheet1.B58:Sheet1.B58" chart:class="chart:scatter">
            <chart:domain table:cell-range-address="Sheet1.A60:Sheet1.A63"/>
            <chart:regression-curve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, Ом</text:p>
                <draw:g>
                  <svg:desc>Sheet1.B58:Sheet1.B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">
                <text:p>33</text:p>
                <draw:g>
                  <svg:desc>Sheet1.A60:Sheet1.A63</svg:desc>
                </draw:g>
              </table:table-cell>
              <table:table-cell office:value-type="float" office:value="20.513029276944">
                <text:p>20.513029276944</text:p>
                <draw:g>
                  <svg:desc>Sheet1.B60:Sheet1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0.6464868849118">
                <text:p>20.6464868849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20.6799129955365">
                <text:p>20.67991299553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20.741968319741">
                <text:p>20.7419683197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minimum="23" chart:maximum="6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26.1" chart:maximum="27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97cm" svg:y="0.315cm" chart:style-name="ch2">
          <text:p>k(T)</text:p>
        </chart:title>
        <chart:plot-area chart:style-name="ch3" table:cell-range-address="Sheet1.F64:Sheet1.F68 Sheet1.I63:Sheet1.I68" chart:data-source-has-labels="row" svg:x="1.314cm" svg:y="1.28cm" svg:width="14.366cm" svg:height="6.576cm">
          <chart:coordinate-region svg:x="2.448cm" svg:y="1.28cm" svg:width="13.031cm" svg:height="5.952cm"/>
          <chart:axis chart:dimension="x" chart:name="primary-x" chart:style-name="ch4">
            <chart:title svg:x="8.142cm" svg:y="8.037cm" chart:style-name="ch5">
              <text:p>T, C</text:p>
            </chart:title>
            <chart:grid chart:style-name="ch6" chart:class="major"/>
          </chart:axis>
          <chart:axis chart:dimension="y" chart:name="primary-y" chart:style-name="ch7">
            <chart:title svg:x="0.451cm" svg:y="5.476cm" chart:style-name="ch8">
              <text:p>k, мВт/(м*К)</text:p>
            </chart:title>
            <chart:grid chart:style-name="ch6" chart:class="major"/>
          </chart:axis>
          <chart:series chart:style-name="ch9" chart:values-cell-range-address="Sheet1.I64:Sheet1.I68" chart:label-cell-address="Sheet1.I63:Sheet1.I63" chart:class="chart:scatter">
            <chart:domain table:cell-range-address="Sheet1.F64:Sheet1.F68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k, мВт/(м*K)</text:p>
                <draw:g>
                  <svg:desc>Sheet1.I63:Sheet1.I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F64:Sheet1.F68</svg:desc>
                </draw:g>
              </table:table-cell>
              <table:table-cell office:value-type="float" office:value="26.1988162871817">
                <text:p>26.1988162871817</text:p>
                <draw:g>
                  <svg:desc>Sheet1.I64:Sheet1.I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26.600147503418">
                <text:p>26.600147503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6.9813896226684">
                <text:p>26.9813896226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26.9470936196317">
                <text:p>26.9470936196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27.1622027417727">
                <text:p>27.16220274177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minimum="5.68" chart:maximum="5.83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3.65" chart:maximum="-3.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02cm"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12cm" svg:y="0.315cm" chart:style-name="ch2">
          <text:p>ln(k)(ln(T))</text:p>
        </chart:title>
        <chart:plot-area chart:style-name="ch3" table:cell-range-address="Sheet1.F71:Sheet1.G75 Sheet1.G70:Sheet1.G70" chart:data-source-has-labels="row" svg:x="1.314cm" svg:y="1.28cm" svg:width="14.366cm" svg:height="6.576cm">
          <chart:coordinate-region svg:x="2.36cm" svg:y="1.469cm" svg:width="13.32cm" svg:height="6.387cm"/>
          <chart:axis chart:dimension="x" chart:name="primary-x" chart:style-name="ch4">
            <chart:title svg:x="8.108cm" svg:y="8.037cm" chart:style-name="ch5">
              <text:p>ln(T)</text:p>
            </chart:title>
            <chart:grid chart:style-name="ch6" chart:class="major"/>
          </chart:axis>
          <chart:axis chart:dimension="y" chart:name="primary-y" chart:style-name="ch7">
            <chart:title svg:x="0.451cm" svg:y="4.934cm" chart:style-name="ch8">
              <text:p>ln(k)</text:p>
            </chart:title>
            <chart:grid chart:style-name="ch6" chart:class="major"/>
          </chart:axis>
          <chart:series chart:style-name="ch9" chart:values-cell-range-address="Sheet1.G71:Sheet1.G75" chart:label-cell-address="Sheet1.G70:Sheet1.G70" chart:class="chart:scatter">
            <chart:domain table:cell-range-address="Sheet1.F71:Sheet1.F75"/>
            <chart:regression-curve chart:style-name="ch10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n(k)</text:p>
                <draw:g>
                  <svg:desc>Sheet1.G70:Sheet1.G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9086608272297">
                <text:p>5.69086608272297</text:p>
                <draw:g>
                  <svg:desc>Sheet1.F71:Sheet1.F75</svg:desc>
                </draw:g>
              </table:table-cell>
              <table:table-cell office:value-type="float" office:value="-3.64204104911429">
                <text:p>-3.64204104911429</text:p>
                <draw:g>
                  <svg:desc>Sheet1.G71:Sheet1.G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2407517792396">
                <text:p>5.72407517792396</text:p>
              </table:table-cell>
              <table:table-cell office:value-type="float" office:value="-3.62683851796858">
                <text:p>-3.62683851796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75621678450462">
                <text:p>5.75621678450462</text:p>
              </table:table-cell>
              <table:table-cell office:value-type="float" office:value="-3.61260792387032">
                <text:p>-3.61260792387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78735739824211">
                <text:p>5.78735739824211</text:p>
              </table:table-cell>
              <table:table-cell office:value-type="float" office:value="-3.61387983087005">
                <text:p>-3.61387983087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1755748891505">
                <text:p>5.81755748891505</text:p>
              </table:table-cell>
              <table:table-cell office:value-type="float" office:value="-3.60592887715859">
                <text:p>-3.6059288771585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